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24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124">
      <style:table-cell-properties fo:background-color="transparent"/>
    </style:style>
    <style:style style:name="ce64" style:family="table-cell" style:parent-style-name="Default" style:data-style-name="N124"/>
    <style:style style:name="ce31" style:family="table-cell" style:parent-style-name="Default">
      <style:text-properties fo:color="#ce181e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 style:data-style-name="N121"/>
    <style:style style:name="ce41" style:family="table-cell" style:parent-style-name="Default">
      <style:text-properties fo:color="#ff6600"/>
    </style:style>
    <style:style style:name="ce60" style:family="table-cell" style:parent-style-name="Default">
      <style:text-properties style:font-name="Liberation Sans1" fo:font-weight="bold" style:font-weight-asian="bold" style:font-weight-complex="bold"/>
    </style:style>
    <style:style style:name="ce62" style:family="table-cell" style:parent-style-name="Default" style:data-style-name="N121">
      <style:text-properties fo:color="#ff0000"/>
    </style:style>
    <style:style style:name="ce45" style:family="table-cell" style:parent-style-name="Default">
      <style:text-properties fo:color="#ff0000"/>
    </style:style>
    <style:style style:name="ce47" style:family="table-cell" style:parent-style-name="Default" style:data-style-name="N124"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">
      <style:text-properties fo:color="#ff6600"/>
    </style:style>
    <style:style style:name="ce49" style:family="table-cell" style:parent-style-name="Default" style:data-style-name="N1">
      <style:text-properties fo:color="#ff0000"/>
    </style:style>
    <style:style style:name="ce68" style:family="table-cell" style:parent-style-name="Default" style:data-style-name="N124">
      <style:text-properties fo:color="#000000"/>
    </style:style>
    <style:style style:name="ce69" style:family="table-cell" style:parent-style-name="Default" style:data-style-name="N124">
      <style:text-properties fo:color="#ff0000"/>
    </style:style>
    <style:style style:name="ce70" style:family="table-cell" style:parent-style-name="Default" style:data-style-name="N124">
      <style:text-properties fo:color="#000000" style:text-underline-style="none"/>
    </style:style>
    <style:style style:name="ce54" style:family="table-cell" style:parent-style-name="Default" style:data-style-name="N1"/>
    <style:style style:name="ce26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 style:data-style-name="N124">
      <style:text-properties fo:color="#ce181e"/>
    </style:style>
    <style:style style:name="ce74" style:family="table-cell" style:parent-style-name="Default" style:data-style-name="N125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ext-properties fo:color="#ce181e"/>
    </style:style>
    <style:style style:name="ce76" style:family="table-cell" style:parent-style-name="Default">
      <style:text-properties fo:color="#ff33ff"/>
    </style:style>
    <style:style style:name="ce77" style:family="table-cell" style:parent-style-name="Default" style:data-style-name="N123">
      <style:text-properties fo:color="#000000"/>
    </style:style>
    <style:style style:name="ce78" style:family="table-cell" style:parent-style-name="Default" style:data-style-name="N124">
      <style:text-properties fo:color="#ff3333"/>
    </style:style>
    <style:style style:name="ce79" style:family="table-cell" style:parent-style-name="Default" style:data-style-name="N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Q ref.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37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8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1"/>
        <table:table-row table:style-name="ro1">
          <table:table-cell table:style-name="Default"/>
          <table:table-cell table:style-name="ce22" office:value-type="string" calcext:value-type="string">
            <text:p>aCQ / Q / Q</text:p>
          </table:table-cell>
          <table:table-cell table:style-name="ce22"/>
          <table:table-cell table:style-name="Default"/>
          <table:table-cell table:style-name="ce22" office:value-type="string" calcext:value-type="string">
            <text:p>aC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a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u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ce22"/>
          <table:table-cell table:style-name="Default" table:number-columns-repeated="2"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| ΔE - &lt;E&gt; |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ethene </text:p>
          </table:table-cell>
          <table:table-cell office:value-type="float" office:value="284.6366" calcext:value-type="float">
            <text:p>284.63660</text:p>
          </table:table-cell>
          <table:table-cell office:value-type="float" office:value="0.100802" calcext:value-type="float">
            <text:p>0.10080</text:p>
          </table:table-cell>
          <table:table-cell office:value-type="float" office:value="338" calcext:value-type="float">
            <text:p>338</text:p>
          </table:table-cell>
          <table:table-cell office:value-type="float" office:value="284.8259" calcext:value-type="float">
            <text:p>284.82590</text:p>
          </table:table-cell>
          <table:table-cell office:value-type="float" office:value="0.098913" calcext:value-type="float">
            <text:p>0.09891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G4]-[.G18])" office:value-type="float" office:value="102.484407142857" calcext:value-type="float">
            <text:p>102.484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285.1385" calcext:value-type="float">
            <text:p>285.1385</text:p>
          </table:table-cell>
          <table:table-cell table:style-name="Default" office:value-type="float" office:value="0.098225" calcext:value-type="float">
            <text:p>0.098225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M4]-[.M18])" office:value-type="float" office:value="102.678371428571" calcext:value-type="float">
            <text:p>102.678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12" calcext:value-type="float">
            <text:p>112</text:p>
          </table:table-cell>
          <table:table-cell office:value-type="float" office:value="285.1806" calcext:value-type="float">
            <text:p>285.18060</text:p>
          </table:table-cell>
          <table:table-cell office:value-type="float" office:value="0.098049" calcext:value-type="float">
            <text:p>0.09805</text:p>
          </table:table-cell>
          <table:table-cell table:formula="of:=[.Q4]-[.B4]" office:value-type="float" office:value="0.54400000000004" calcext:value-type="float">
            <text:p>0.544</text:p>
          </table:table-cell>
          <table:table-cell table:formula="of:=ABS([.S4]-[.S18])" office:value-type="float" office:value="184.455921428571" calcext:value-type="float">
            <text:p>184.456</text:p>
          </table:table-cell>
          <table:table-cell table:formula="of:=[.R4]/[.C4]" office:value-type="float" office:value="0.972689033947739" calcext:value-type="float">
            <text:p>0.973</text:p>
          </table:table-cell>
          <table:table-cell office:value-type="float" office:value="82" calcext:value-type="float">
            <text:p>82</text:p>
          </table:table-cell>
          <table:table-cell office:value-type="float" office:value="285.535" calcext:value-type="float">
            <text:p>285.53500</text:p>
          </table:table-cell>
          <table:table-cell office:value-type="float" office:value="0.098486" calcext:value-type="float">
            <text:p>0.09849</text:p>
          </table:table-cell>
          <table:table-cell table:formula="of:=[.W4]-[.B4]" office:value-type="float" office:value="0.898400000000038" calcext:value-type="float">
            <text:p>0.898</text:p>
          </table:table-cell>
          <table:table-cell table:formula="of:=ABS([.Y4]-[.Y18])" office:value-type="float" office:value="184.474171428571" calcext:value-type="float">
            <text:p>184.474</text:p>
          </table:table-cell>
          <table:table-cell table:formula="of:=[.X4]/[.C4]" office:value-type="float" office:value="0.97702426539156" calcext:value-type="float">
            <text:p>0.9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ifluoroethene</text:p>
          </table:table-cell>
          <table:table-cell table:style-name="Default" table:number-columns-repeated="2"/>
          <table:table-cell office:value-type="float" office:value="388" calcext:value-type="float">
            <text:p>388</text:p>
          </table:table-cell>
          <table:table-cell office:value-type="float" office:value="285.7756" calcext:value-type="float">
            <text:p>285.77560</text:p>
          </table:table-cell>
          <table:table-cell office:value-type="float" office:value="0.040742" calcext:value-type="float">
            <text:p>0.04074</text:p>
          </table:table-cell>
          <table:table-cell table:formula="of:=[.E5]-[.B5]" office:value-type="float" office:value="285.7756" calcext:value-type="float">
            <text:p>285.776</text:p>
          </table:table-cell>
          <table:table-cell table:formula="of:=ABS([.G5]-[.G18])" office:value-type="float" office:value="183.101892857143" calcext:value-type="float">
            <text:p>183.102</text:p>
          </table:table-cell>
          <table:table-cell table:formula="of:=[.F5]/[.C5]" office:value-type="string" office:string-value="" calcext:value-type="error">
            <text:p>#DIV/0!</text:p>
          </table:table-cell>
          <table:table-cell office:value-type="float" office:value="188" calcext:value-type="float">
            <text:p>188</text:p>
          </table:table-cell>
          <table:table-cell office:value-type="float" office:value="286.0933" calcext:value-type="float">
            <text:p>286.09330</text:p>
          </table:table-cell>
          <table:table-cell office:value-type="float" office:value="0.040341" calcext:value-type="float">
            <text:p>0.04034</text:p>
          </table:table-cell>
          <table:table-cell table:formula="of:=[.K5]-[.B5]" office:value-type="float" office:value="286.0933" calcext:value-type="float">
            <text:p>286.093</text:p>
          </table:table-cell>
          <table:table-cell table:formula="of:=ABS([.M5]-[.M18])" office:value-type="float" office:value="183.225628571429" calcext:value-type="float">
            <text:p>183.226</text:p>
          </table:table-cell>
          <table:table-cell table:formula="of:=[.L5]/[.C5]" office:value-type="string" office:string-value="" calcext:value-type="error">
            <text:p>#DIV/0!</text:p>
          </table:table-cell>
          <table:table-cell office:value-type="float" office:value="162" calcext:value-type="float">
            <text:p>162</text:p>
          </table:table-cell>
          <table:table-cell office:value-type="float" office:value="286.0982" calcext:value-type="float">
            <text:p>286.09820</text:p>
          </table:table-cell>
          <table:table-cell office:value-type="float" office:value="0.040614" calcext:value-type="float">
            <text:p>0.04061</text:p>
          </table:table-cell>
          <table:table-cell table:formula="of:=[.Q5]-[.B5]" office:value-type="float" office:value="286.0982" calcext:value-type="float">
            <text:p>286.098</text:p>
          </table:table-cell>
          <table:table-cell table:formula="of:=ABS([.S5]-[.S18])" office:value-type="float" office:value="101.098278571429" calcext:value-type="float">
            <text:p>101.098</text:p>
          </table:table-cell>
          <table:table-cell table:formula="of:=[.R5]/[.C5]" office:value-type="string" office:string-value="" calcext:value-type="error">
            <text:p>#DIV/0!</text:p>
          </table:table-cell>
          <table:table-cell office:value-type="float" office:value="112" calcext:value-type="float">
            <text:p>112</text:p>
          </table:table-cell>
          <table:table-cell office:value-type="float" office:value="286.4473" calcext:value-type="float">
            <text:p>286.44730</text:p>
          </table:table-cell>
          <table:table-cell office:value-type="float" office:value="0.040821" calcext:value-type="float">
            <text:p>0.04082</text:p>
          </table:table-cell>
          <table:table-cell table:formula="of:=[.W5]-[.B5]" office:value-type="float" office:value="286.4473" calcext:value-type="float">
            <text:p>286.447</text:p>
          </table:table-cell>
          <table:table-cell table:formula="of:=ABS([.Y5]-[.Y18])" office:value-type="float" office:value="101.074728571429" calcext:value-type="float">
            <text:p>101.075</text:p>
          </table:table-cell>
          <table:table-cell table:formula="of:=[.X5]/[.C5]" office:value-type="string" office:string-value="" calcext:value-type="error">
            <text:p>#DIV/0!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float" office:value="289.9146" calcext:value-type="float">
            <text:p>289.91460</text:p>
          </table:table-cell>
          <table:table-cell office:value-type="float" office:value="0.073515" calcext:value-type="float">
            <text:p>0.07352</text:p>
          </table:table-cell>
          <table:table-cell table:formula="of:=[.E6]-[.B6]" office:value-type="float" office:value="289.9146" calcext:value-type="float">
            <text:p>289.915</text:p>
          </table:table-cell>
          <table:table-cell table:formula="of:=ABS([.G6]-[.G18])" office:value-type="float" office:value="187.240892857143" calcext:value-type="float">
            <text:p>187.241</text:p>
          </table:table-cell>
          <table:table-cell table:formula="of:=[.F6]/[.C6]" office:value-type="string" office:string-value="" calcext:value-type="error">
            <text:p>#DIV/0!</text:p>
          </table:table-cell>
          <table:table-cell/>
          <table:table-cell office:value-type="float" office:value="290.2138" calcext:value-type="float">
            <text:p>290.21380</text:p>
          </table:table-cell>
          <table:table-cell office:value-type="float" office:value="0.073093" calcext:value-type="float">
            <text:p>0.07309</text:p>
          </table:table-cell>
          <table:table-cell table:formula="of:=[.K6]-[.B6]" office:value-type="float" office:value="290.2138" calcext:value-type="float">
            <text:p>290.214</text:p>
          </table:table-cell>
          <table:table-cell table:formula="of:=ABS([.M6]-[.M18])" office:value-type="float" office:value="187.346128571429" calcext:value-type="float">
            <text:p>187.346</text:p>
          </table:table-cell>
          <table:table-cell table:formula="of:=[.L6]/[.C6]" office:value-type="string" office:string-value="" calcext:value-type="error">
            <text:p>#DIV/0!</text:p>
          </table:table-cell>
          <table:table-cell/>
          <table:table-cell office:value-type="float" office:value="290.289" calcext:value-type="float">
            <text:p>290.28900</text:p>
          </table:table-cell>
          <table:table-cell office:value-type="float" office:value="0.072658" calcext:value-type="float">
            <text:p>0.07266</text:p>
          </table:table-cell>
          <table:table-cell table:formula="of:=[.Q6]-[.B6]" office:value-type="float" office:value="290.289" calcext:value-type="float">
            <text:p>290.289</text:p>
          </table:table-cell>
          <table:table-cell table:formula="of:=ABS([.S6]-[.S18])" office:value-type="float" office:value="105.289078571429" calcext:value-type="float">
            <text:p>105.289</text:p>
          </table:table-cell>
          <table:table-cell table:formula="of:=[.R6]/[.C6]" office:value-type="string" office:string-value="" calcext:value-type="error">
            <text:p>#DIV/0!</text:p>
          </table:table-cell>
          <table:table-cell/>
          <table:table-cell office:value-type="float" office:value="290.628" calcext:value-type="float">
            <text:p>290.62800</text:p>
          </table:table-cell>
          <table:table-cell office:value-type="float" office:value="0.072819" calcext:value-type="float">
            <text:p>0.07282</text:p>
          </table:table-cell>
          <table:table-cell table:formula="of:=[.W6]-[.B6]" office:value-type="float" office:value="290.628" calcext:value-type="float">
            <text:p>290.628</text:p>
          </table:table-cell>
          <table:table-cell table:formula="of:=ABS([.Y6]-[.Y18])" office:value-type="float" office:value="105.255428571429" calcext:value-type="float">
            <text:p>105.255</text:p>
          </table:table-cell>
          <table:table-cell table:formula="of:=[.X6]/[.C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6.7219" calcext:value-type="float">
            <text:p>286.72190</text:p>
          </table:table-cell>
          <table:table-cell office:value-type="float" office:value="0.082344" calcext:value-type="float">
            <text:p>0.08234</text:p>
          </table:table-cell>
          <table:table-cell office:value-type="float" office:value="218" calcext:value-type="float">
            <text:p>218</text:p>
          </table:table-cell>
          <table:table-cell office:value-type="float" office:value="286.9325" calcext:value-type="float">
            <text:p>286.93250</text:p>
          </table:table-cell>
          <table:table-cell office:value-type="float" office:value="0.081128" calcext:value-type="float">
            <text:p>0.08113</text:p>
          </table:table-cell>
          <table:table-cell table:formula="of:=[.E7]-[.B7]" office:value-type="float" office:value="0.210599999999999" calcext:value-type="float">
            <text:p>0.211</text:p>
          </table:table-cell>
          <table:table-cell table:formula="of:=ABS([.G7]-[.G18])" office:value-type="float" office:value="102.463107142857" calcext:value-type="float">
            <text:p>102.463</text:p>
          </table:table-cell>
          <table:table-cell table:formula="of:=[.F7]/[.C7]" office:value-type="float" office:value="0.985232682405518" calcext:value-type="float">
            <text:p>0.985</text:p>
          </table:table-cell>
          <table:table-cell office:value-type="float" office:value="118" calcext:value-type="float">
            <text:p>118</text:p>
          </table:table-cell>
          <table:table-cell office:value-type="float" office:value="287.2499" calcext:value-type="float">
            <text:p>287.24990</text:p>
          </table:table-cell>
          <table:table-cell office:value-type="float" office:value="0.080752" calcext:value-type="float">
            <text:p>0.08075</text:p>
          </table:table-cell>
          <table:table-cell table:formula="of:=[.K7]-[.B7]" office:value-type="float" office:value="0.52800000000002" calcext:value-type="float">
            <text:p>0.528</text:p>
          </table:table-cell>
          <table:table-cell table:formula="of:=ABS([.M7]-[.M18])" office:value-type="float" office:value="102.339671428571" calcext:value-type="float">
            <text:p>102.340</text:p>
          </table:table-cell>
          <table:table-cell table:formula="of:=[.L7]/[.C7]" office:value-type="float" office:value="0.980666472359856" calcext:value-type="float">
            <text:p>0.981</text:p>
          </table:table-cell>
          <table:table-cell office:value-type="float" office:value="92" calcext:value-type="float">
            <text:p>92</text:p>
          </table:table-cell>
          <table:table-cell office:value-type="float" office:value="287.3097" calcext:value-type="float">
            <text:p>287.30970</text:p>
          </table:table-cell>
          <table:table-cell office:value-type="float" office:value="0.080181" calcext:value-type="float">
            <text:p>0.08018</text:p>
          </table:table-cell>
          <table:table-cell table:formula="of:=[.Q7]-[.B7]" office:value-type="float" office:value="0.587800000000016" calcext:value-type="float">
            <text:p>0.588</text:p>
          </table:table-cell>
          <table:table-cell table:formula="of:=ABS([.S7]-[.S18])" office:value-type="float" office:value="184.412121428571" calcext:value-type="float">
            <text:p>184.412</text:p>
          </table:table-cell>
          <table:table-cell table:formula="of:=[.R7]/[.C7]" office:value-type="float" office:value="0.97373214806179" calcext:value-type="float">
            <text:p>0.974</text:p>
          </table:table-cell>
          <table:table-cell office:value-type="float" office:value="54" calcext:value-type="float">
            <text:p>54</text:p>
          </table:table-cell>
          <table:table-cell office:value-type="float" office:value="287.795" calcext:value-type="float">
            <text:p>287.79500</text:p>
          </table:table-cell>
          <table:table-cell office:value-type="float" office:value="0.080891" calcext:value-type="float">
            <text:p>0.08089</text:p>
          </table:table-cell>
          <table:table-cell table:formula="of:=[.W7]-[.B7]" office:value-type="float" office:value="1.07310000000001" calcext:value-type="float">
            <text:p>1.073</text:p>
          </table:table-cell>
          <table:table-cell table:formula="of:=ABS([.Y7]-[.Y18])" office:value-type="float" office:value="184.299471428571" calcext:value-type="float">
            <text:p>184.299</text:p>
          </table:table-cell>
          <table:table-cell table:formula="of:=[.X7]/[.C7]" office:value-type="float" office:value="0.982354512775673" calcext:value-type="float">
            <text:p>0.9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5296" calcext:value-type="float">
            <text:p>285.52960</text:p>
          </table:table-cell>
          <table:table-cell office:value-type="float" office:value="0.066561" calcext:value-type="float">
            <text:p>0.06656</text:p>
          </table:table-cell>
          <table:table-cell office:value-type="float" office:value="278" calcext:value-type="float">
            <text:p>278</text:p>
          </table:table-cell>
          <table:table-cell office:value-type="float" office:value="285.7271" calcext:value-type="float">
            <text:p>285.72710</text:p>
          </table:table-cell>
          <table:table-cell office:value-type="float" office:value="0.065446" calcext:value-type="float">
            <text:p>0.06545</text:p>
          </table:table-cell>
          <table:table-cell table:formula="of:=[.E8]-[.B8]" office:value-type="float" office:value="0.197499999999991" calcext:value-type="float">
            <text:p>0.197</text:p>
          </table:table-cell>
          <table:table-cell table:formula="of:=ABS([.G8]-[.G18])" office:value-type="float" office:value="102.476207142857" calcext:value-type="float">
            <text:p>102.476</text:p>
          </table:table-cell>
          <table:table-cell table:formula="of:=[.F8]/[.C8]" office:value-type="float" office:value="0.983248448791334" calcext:value-type="float">
            <text:p>0.983</text:p>
          </table:table-cell>
          <table:table-cell office:value-type="float" office:value="128" calcext:value-type="float">
            <text:p>128</text:p>
          </table:table-cell>
          <table:table-cell table:style-name="ce64" office:value-type="float" office:value="286.0405" calcext:value-type="float">
            <text:p>286.04050</text:p>
          </table:table-cell>
          <table:table-cell table:style-name="ce64" office:value-type="float" office:value="0.065001" calcext:value-type="float">
            <text:p>0.06500</text:p>
          </table:table-cell>
          <table:table-cell table:formula="of:=[.K8]-[.B8]" office:value-type="float" office:value="0.510899999999992" calcext:value-type="float">
            <text:p>0.511</text:p>
          </table:table-cell>
          <table:table-cell table:formula="of:=ABS([.M8]-[.M18])" office:value-type="float" office:value="102.356771428571" calcext:value-type="float">
            <text:p>102.357</text:p>
          </table:table-cell>
          <table:table-cell table:formula="of:=[.L8]/[.C8]" office:value-type="float" office:value="0.976562852120611" calcext:value-type="float">
            <text:p>0.977</text:p>
          </table:table-cell>
          <table:table-cell office:value-type="float" office:value="102" calcext:value-type="float">
            <text:p>102</text:p>
          </table:table-cell>
          <table:table-cell office:value-type="float" office:value="286.1274" calcext:value-type="float">
            <text:p>286.12740</text:p>
          </table:table-cell>
          <table:table-cell office:value-type="float" office:value="0.06457" calcext:value-type="float">
            <text:p>0.06457</text:p>
          </table:table-cell>
          <table:table-cell table:formula="of:=[.Q8]-[.B8]" office:value-type="float" office:value="0.597800000000007" calcext:value-type="float">
            <text:p>0.598</text:p>
          </table:table-cell>
          <table:table-cell table:formula="of:=ABS([.S8]-[.S18])" office:value-type="float" office:value="184.402121428571" calcext:value-type="float">
            <text:p>184.402</text:p>
          </table:table-cell>
          <table:table-cell table:formula="of:=[.R8]/[.C8]" office:value-type="float" office:value="0.970087588828293" calcext:value-type="float">
            <text:p>0.970</text:p>
          </table:table-cell>
          <table:table-cell office:value-type="float" office:value="68" calcext:value-type="float">
            <text:p>68</text:p>
          </table:table-cell>
          <table:table-cell office:value-type="float" office:value="286.5134" calcext:value-type="float">
            <text:p>286.51340</text:p>
          </table:table-cell>
          <table:table-cell office:value-type="float" office:value="0.064913" calcext:value-type="float">
            <text:p>0.06491</text:p>
          </table:table-cell>
          <table:table-cell table:formula="of:=[.W8]-[.B8]" office:value-type="float" office:value="0.983799999999974" calcext:value-type="float">
            <text:p>0.984</text:p>
          </table:table-cell>
          <table:table-cell table:formula="of:=ABS([.Y8]-[.Y18])" office:value-type="float" office:value="184.388771428571" calcext:value-type="float">
            <text:p>184.389</text:p>
          </table:table-cell>
          <table:table-cell table:formula="of:=[.X8]/[.C8]" office:value-type="float" office:value="0.97524075659921" calcext:value-type="float">
            <text:p>0.9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table:style-name="Default" office:value-type="float" office:value="290.8275" calcext:value-type="float">
            <text:p>290.8275</text:p>
          </table:table-cell>
          <table:table-cell table:style-name="Default" office:value-type="float" office:value="0.09252" calcext:value-type="float">
            <text:p>0.09252</text:p>
          </table:table-cell>
          <table:table-cell office:value-type="float" office:value="328" calcext:value-type="float">
            <text:p>328</text:p>
          </table:table-cell>
          <table:table-cell office:value-type="float" office:value="291.0612" calcext:value-type="float">
            <text:p>291.06120</text:p>
          </table:table-cell>
          <table:table-cell office:value-type="float" office:value="0.091603" calcext:value-type="float">
            <text:p>0.09160</text:p>
          </table:table-cell>
          <table:table-cell table:formula="of:=[.E9]-[.E9]" office:value-type="float" office:value="0" calcext:value-type="float">
            <text:p>0.000</text:p>
          </table:table-cell>
          <table:table-cell table:formula="of:=ABS([.G9]-[.G18])" office:value-type="float" office:value="102.673707142857" calcext:value-type="float">
            <text:p>102.674</text:p>
          </table:table-cell>
          <table:table-cell table:formula="of:=[.F9]/[.F9]" office:value-type="float" office:value="1" calcext:value-type="float">
            <text:p>1.000</text:p>
          </table:table-cell>
          <table:table-cell office:value-type="float" office:value="178" calcext:value-type="float">
            <text:p>178</text:p>
          </table:table-cell>
          <table:table-cell office:value-type="float" office:value="291.355" calcext:value-type="float">
            <text:p>291.35500</text:p>
          </table:table-cell>
          <table:table-cell office:value-type="float" office:value="0.091285" calcext:value-type="float">
            <text:p>0.09129</text:p>
          </table:table-cell>
          <table:table-cell table:formula="of:=[.K9]-[.E9]" office:value-type="float" office:value="0.293800000000033" calcext:value-type="float">
            <text:p>0.294</text:p>
          </table:table-cell>
          <table:table-cell table:formula="of:=ABS([.M9]-[.M18])" office:value-type="float" office:value="102.573871428571" calcext:value-type="float">
            <text:p>102.574</text:p>
          </table:table-cell>
          <table:table-cell table:formula="of:=[.L9]/[.F9]" office:value-type="float" office:value="0.996528497974957" calcext:value-type="float">
            <text:p>0.997</text:p>
          </table:table-cell>
          <table:table-cell office:value-type="float" office:value="152" calcext:value-type="float">
            <text:p>152</text:p>
          </table:table-cell>
          <table:table-cell table:style-name="ce64" office:value-type="float" office:value="291.4688" calcext:value-type="float">
            <text:p>291.46880</text:p>
          </table:table-cell>
          <table:table-cell table:style-name="ce64" office:value-type="float" office:value="0.090401" calcext:value-type="float">
            <text:p>0.09040</text:p>
          </table:table-cell>
          <table:table-cell table:formula="of:=[.Q9]-[.E9]" office:value-type="float" office:value="0.407600000000002" calcext:value-type="float">
            <text:p>0.408</text:p>
          </table:table-cell>
          <table:table-cell table:formula="of:=ABS([.S9]-[.S18])" office:value-type="float" office:value="184.592321428571" calcext:value-type="float">
            <text:p>184.592</text:p>
          </table:table-cell>
          <table:table-cell table:formula="of:=[.R9]/[.F9]" office:value-type="float" office:value="0.986878159012259" calcext:value-type="float">
            <text:p>0.987</text:p>
          </table:table-cell>
          <table:table-cell office:value-type="float" office:value="98" calcext:value-type="float">
            <text:p>98</text:p>
          </table:table-cell>
          <table:table-cell office:value-type="float" office:value="291.84" calcext:value-type="float">
            <text:p>291.84000</text:p>
          </table:table-cell>
          <table:table-cell office:value-type="float" office:value="0.090765" calcext:value-type="float">
            <text:p>0.09077</text:p>
          </table:table-cell>
          <table:table-cell table:formula="of:=[.W9]-[.E9]" office:value-type="float" office:value="0.77879999999999" calcext:value-type="float">
            <text:p>0.779</text:p>
          </table:table-cell>
          <table:table-cell table:formula="of:=ABS([.Y9]-[.Y18])" office:value-type="float" office:value="184.593771428571" calcext:value-type="float">
            <text:p>184.594</text:p>
          </table:table-cell>
          <table:table-cell table:formula="of:=[.X9]/[.F9]" office:value-type="float" office:value="0.9908518279969" calcext:value-type="float">
            <text:p>0.9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  <table:table-cell table:formula="of:=[.E10]-[.B10]" office:value-type="float" office:value="0" calcext:value-type="float">
            <text:p>0.000</text:p>
          </table:table-cell>
          <table:table-cell table:formula="of:=ABS([.G10]-[.G18])" office:value-type="float" office:value="102.673707142857" calcext:value-type="float">
            <text:p>102.674</text:p>
          </table:table-cell>
          <table:table-cell table:formula="of:=[.F10]/[.C10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10]-[.B10]" office:value-type="float" office:value="0" calcext:value-type="float">
            <text:p>0.000</text:p>
          </table:table-cell>
          <table:table-cell table:formula="of:=ABS([.M10]-[.M18])" office:value-type="float" office:value="102.867671428571" calcext:value-type="float">
            <text:p>102.868</text:p>
          </table:table-cell>
          <table:table-cell table:formula="of:=[.L10]/[.C10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287.0824" calcext:value-type="float">
            <text:p>287.08240</text:p>
          </table:table-cell>
          <table:table-cell office:value-type="float" office:value="0.053373" calcext:value-type="float">
            <text:p>0.05337</text:p>
          </table:table-cell>
          <table:table-cell table:formula="of:=[.Q10]-[.B10]" office:value-type="float" office:value="287.0824" calcext:value-type="float">
            <text:p>287.082</text:p>
          </table:table-cell>
          <table:table-cell table:formula="of:=ABS([.S10]-[.S18])" office:value-type="float" office:value="102.082478571429" calcext:value-type="float">
            <text:p>102.082</text:p>
          </table:table-cell>
          <table:table-cell table:formula="of:=[.R10]/[.C10]" office:value-type="string" office:string-value="" calcext:value-type="error">
            <text:p>#DIV/0!</text:p>
          </table:table-cell>
          <table:table-cell office:value-type="float" office:value="163" calcext:value-type="float">
            <text:p>163</text:p>
          </table:table-cell>
          <table:table-cell office:value-type="float" office:value="287.4323" calcext:value-type="float">
            <text:p>287.43230</text:p>
          </table:table-cell>
          <table:table-cell office:value-type="float" office:value="0.053571" calcext:value-type="float">
            <text:p>0.05357</text:p>
          </table:table-cell>
          <table:table-cell table:formula="of:=[.W10]-[.B10]" office:value-type="float" office:value="287.4323" calcext:value-type="float">
            <text:p>287.432</text:p>
          </table:table-cell>
          <table:table-cell table:formula="of:=ABS([.Y10]-[.Y18])" office:value-type="float" office:value="102.059728571429" calcext:value-type="float">
            <text:p>102.060</text:p>
          </table:table-cell>
          <table:table-cell table:formula="of:=[.X10]/[.C10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6"/>
          <table:table-cell table:formula="of:=[.E11]-[.B11]" office:value-type="float" office:value="0" calcext:value-type="float">
            <text:p>0.000</text:p>
          </table:table-cell>
          <table:table-cell table:formula="of:=ABS([.G11]-[.G18])" office:value-type="float" office:value="102.673707142857" calcext:value-type="float">
            <text:p>102.674</text:p>
          </table:table-cell>
          <table:table-cell table:formula="of:=[.F11]/[.C11]" office:value-type="string" office:string-value="" calcext:value-type="error">
            <text:p>#DIV/0!</text:p>
          </table:table-cell>
          <table:table-cell table:number-columns-repeated="3"/>
          <table:table-cell table:formula="of:=[.K11]-[.B11]" office:value-type="float" office:value="0" calcext:value-type="float">
            <text:p>0.000</text:p>
          </table:table-cell>
          <table:table-cell table:formula="of:=ABS([.M11]-[.M18])" office:value-type="float" office:value="102.867671428571" calcext:value-type="float">
            <text:p>102.868</text:p>
          </table:table-cell>
          <table:table-cell table:formula="of:=[.L11]/[.C11]" office:value-type="string" office:string-value="" calcext:value-type="error">
            <text:p>#DIV/0!</text:p>
          </table:table-cell>
          <table:table-cell table:style-name="ce48"/>
          <table:table-cell office:value-type="float" office:value="287.2936" calcext:value-type="float">
            <text:p>287.29360</text:p>
          </table:table-cell>
          <table:table-cell office:value-type="float" office:value="0.045872" calcext:value-type="float">
            <text:p>0.04587</text:p>
          </table:table-cell>
          <table:table-cell table:formula="of:=[.Q11]-[.B11]" office:value-type="float" office:value="287.2936" calcext:value-type="float">
            <text:p>287.294</text:p>
          </table:table-cell>
          <table:table-cell table:formula="of:=ABS([.S11]-[.S18])" office:value-type="float" office:value="102.293678571429" calcext:value-type="float">
            <text:p>102.294</text:p>
          </table:table-cell>
          <table:table-cell table:formula="of:=[.R11]/[.C11]" office:value-type="string" office:string-value="" calcext:value-type="error">
            <text:p>#DIV/0!</text:p>
          </table:table-cell>
          <table:table-cell/>
          <table:table-cell office:value-type="float" office:value="287.6384" calcext:value-type="float">
            <text:p>287.63840</text:p>
          </table:table-cell>
          <table:table-cell office:value-type="float" office:value="0.046063" calcext:value-type="float">
            <text:p>0.04606</text:p>
          </table:table-cell>
          <table:table-cell table:formula="of:=[.W11]-[.B11]" office:value-type="float" office:value="287.6384" calcext:value-type="float">
            <text:p>287.638</text:p>
          </table:table-cell>
          <table:table-cell table:formula="of:=ABS([.Y11]-[.Y18])" office:value-type="float" office:value="102.265828571429" calcext:value-type="float">
            <text:p>102.266</text:p>
          </table:table-cell>
          <table:table-cell table:formula="of:=[.X11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[.E12]-[.B12]" office:value-type="float" office:value="0" calcext:value-type="float">
            <text:p>0.000</text:p>
          </table:table-cell>
          <table:table-cell table:formula="of:=ABS([.G12]-[.G18])" office:value-type="float" office:value="102.673707142857" calcext:value-type="float">
            <text:p>102.674</text:p>
          </table:table-cell>
          <table:table-cell table:formula="of:=[.F12]/[.C12]" office:value-type="string" office:string-value="" calcext:value-type="error">
            <text:p>#DIV/0!</text:p>
          </table:table-cell>
          <table:table-cell table:number-columns-repeated="3"/>
          <table:table-cell table:formula="of:=[.K12]-[.B12]" office:value-type="float" office:value="0" calcext:value-type="float">
            <text:p>0.000</text:p>
          </table:table-cell>
          <table:table-cell table:formula="of:=ABS([.M12]-[.M18])" office:value-type="float" office:value="102.867671428571" calcext:value-type="float">
            <text:p>102.868</text:p>
          </table:table-cell>
          <table:table-cell table:formula="of:=[.L12]/[.C12]" office:value-type="string" office:string-value="" calcext:value-type="error">
            <text:p>#DIV/0!</text:p>
          </table:table-cell>
          <table:table-cell table:style-name="ce48"/>
          <table:table-cell office:value-type="float" office:value="287.6606" calcext:value-type="float">
            <text:p>287.66060</text:p>
          </table:table-cell>
          <table:table-cell office:value-type="float" office:value="0.057378" calcext:value-type="float">
            <text:p>0.05738</text:p>
          </table:table-cell>
          <table:table-cell table:formula="of:=[.Q12]-[.B12]" office:value-type="float" office:value="287.6606" calcext:value-type="float">
            <text:p>287.661</text:p>
          </table:table-cell>
          <table:table-cell table:formula="of:=ABS([.S12]-[.S18])" office:value-type="float" office:value="102.660678571429" calcext:value-type="float">
            <text:p>102.661</text:p>
          </table:table-cell>
          <table:table-cell table:formula="of:=[.R12]/[.C12]" office:value-type="string" office:string-value="" calcext:value-type="error">
            <text:p>#DIV/0!</text:p>
          </table:table-cell>
          <table:table-cell/>
          <table:table-cell office:value-type="float" office:value="288.019" calcext:value-type="float">
            <text:p>288.01900</text:p>
          </table:table-cell>
          <table:table-cell office:value-type="float" office:value="0.057606" calcext:value-type="float">
            <text:p>0.05761</text:p>
          </table:table-cell>
          <table:table-cell table:formula="of:=[.W12]-[.B12]" office:value-type="float" office:value="288.019" calcext:value-type="float">
            <text:p>288.019</text:p>
          </table:table-cell>
          <table:table-cell table:formula="of:=ABS([.Y12]-[.Y18])" office:value-type="float" office:value="102.646428571429" calcext:value-type="float">
            <text:p>102.646</text:p>
          </table:table-cell>
          <table:table-cell table:formula="of:=[.X12]/[.C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cetonitrile</text:p>
          </table:table-cell>
          <table:table-cell table:style-name="Default" office:value-type="float" office:value="286.4752" calcext:value-type="float">
            <text:p>286.4752</text:p>
          </table:table-cell>
          <table:table-cell table:style-name="Default" office:value-type="float" office:value="0.057639" calcext:value-type="float">
            <text:p>0.057639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286.684" calcext:value-type="float">
            <text:p>286.684</text:p>
          </table:table-cell>
          <table:table-cell table:style-name="Default" office:value-type="float" office:value="0.056922" calcext:value-type="float">
            <text:p>0.056922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13]-[.G18])" office:value-type="float" office:value="102.460407142857" calcext:value-type="float">
            <text:p>102.460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table:style-name="Default" office:value-type="float" office:value="286.9951" calcext:value-type="float">
            <text:p>286.9951</text:p>
          </table:table-cell>
          <table:table-cell table:style-name="Default" office:value-type="float" office:value="0.056711" calcext:value-type="float">
            <text:p>0.056711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13]-[.M18])" office:value-type="float" office:value="102.307771428571" calcext:value-type="float">
            <text:p>102.308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table:style-name="ce48" office:value-type="float" office:value="137" calcext:value-type="float">
            <text:p>137</text:p>
          </table:table-cell>
          <table:table-cell table:style-name="Default" office:value-type="float" office:value="287.0339" calcext:value-type="float">
            <text:p>287.0339</text:p>
          </table:table-cell>
          <table:table-cell table:style-name="Default" office:value-type="float" office:value="0.055785" calcext:value-type="float">
            <text:p>0.055785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13]-[.S18])" office:value-type="float" office:value="184.443221428571" calcext:value-type="float">
            <text:p>184.443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287.3688" calcext:value-type="float">
            <text:p>287.3688</text:p>
          </table:table-cell>
          <table:table-cell table:style-name="Default" office:value-type="float" office:value="0.056047" calcext:value-type="float">
            <text:p>0.056047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13]-[.Y18])" office:value-type="float" office:value="184.353871428571" calcext:value-type="float">
            <text:p>184.354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286.5161" calcext:value-type="float">
            <text:p>286.51610</text:p>
          </table:table-cell>
          <table:table-cell office:value-type="float" office:value="0.049524" calcext:value-type="float">
            <text:p>0.04952</text:p>
          </table:table-cell>
          <table:table-cell table:formula="of:=[.E14]-[.B14]" office:value-type="float" office:value="286.5161" calcext:value-type="float">
            <text:p>286.516</text:p>
          </table:table-cell>
          <table:table-cell table:formula="of:=ABS([.G14]-[.G18])" office:value-type="float" office:value="183.842392857143" calcext:value-type="float">
            <text:p>183.842</text:p>
          </table:table-cell>
          <table:table-cell table:formula="of:=[.F14]/[.C14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286.7933" calcext:value-type="float">
            <text:p>286.79330</text:p>
          </table:table-cell>
          <table:table-cell office:value-type="float" office:value="0.049139" calcext:value-type="float">
            <text:p>0.04914</text:p>
          </table:table-cell>
          <table:table-cell table:formula="of:=[.K14]-[.B14]" office:value-type="float" office:value="286.7933" calcext:value-type="float">
            <text:p>286.793</text:p>
          </table:table-cell>
          <table:table-cell table:formula="of:=ABS([.M14]-[.M18])" office:value-type="float" office:value="183.925628571429" calcext:value-type="float">
            <text:p>183.926</text:p>
          </table:table-cell>
          <table:table-cell table:formula="of:=[.L14]/[.C14]" office:value-type="string" office:string-value="" calcext:value-type="error">
            <text:p>#DIV/0!</text:p>
          </table:table-cell>
          <table:table-cell table:style-name="ce48" office:value-type="float" office:value="245" calcext:value-type="float">
            <text:p>245</text:p>
          </table:table-cell>
          <table:table-cell office:value-type="float" office:value="286.9015" calcext:value-type="float">
            <text:p>286.90150</text:p>
          </table:table-cell>
          <table:table-cell office:value-type="float" office:value="0.048821" calcext:value-type="float">
            <text:p>0.04882</text:p>
          </table:table-cell>
          <table:table-cell table:formula="of:=[.Q14]-[.B14]" office:value-type="float" office:value="286.9015" calcext:value-type="float">
            <text:p>286.902</text:p>
          </table:table-cell>
          <table:table-cell table:formula="of:=ABS([.S14]-[.S18])" office:value-type="float" office:value="101.901578571429" calcext:value-type="float">
            <text:p>101.902</text:p>
          </table:table-cell>
          <table:table-cell table:formula="of:=[.R14]/[.C1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2485" calcext:value-type="float">
            <text:p>287.24850</text:p>
          </table:table-cell>
          <table:table-cell office:value-type="float" office:value="0.048982" calcext:value-type="float">
            <text:p>0.04898</text:p>
          </table:table-cell>
          <table:table-cell table:formula="of:=[.W14]-[.B14]" office:value-type="float" office:value="287.2485" calcext:value-type="float">
            <text:p>287.249</text:p>
          </table:table-cell>
          <table:table-cell table:formula="of:=ABS([.Y14]-[.Y18])" office:value-type="float" office:value="101.875928571429" calcext:value-type="float">
            <text:p>101.876</text:p>
          </table:table-cell>
          <table:table-cell table:formula="of:=[.X14]/[.C14]" office:value-type="string" office:string-value="" calcext:value-type="error">
            <text:p>#DIV/0!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0143" calcext:value-type="float">
            <text:p>287.01430</text:p>
          </table:table-cell>
          <table:table-cell office:value-type="float" office:value="0.048931" calcext:value-type="float">
            <text:p>0.04893</text:p>
          </table:table-cell>
          <table:table-cell table:formula="of:=[.E15]-[.B15]" office:value-type="float" office:value="287.0143" calcext:value-type="float">
            <text:p>287.014</text:p>
          </table:table-cell>
          <table:table-cell table:formula="of:=ABS([.G15]-[.G18])" office:value-type="float" office:value="184.340592857143" calcext:value-type="float">
            <text:p>184.341</text:p>
          </table:table-cell>
          <table:table-cell table:formula="of:=[.F15]/[.C15]" office:value-type="string" office:string-value="" calcext:value-type="error">
            <text:p>#DIV/0!</text:p>
          </table:table-cell>
          <table:table-cell/>
          <table:table-cell office:value-type="float" office:value="287.2901" calcext:value-type="float">
            <text:p>287.29010</text:p>
          </table:table-cell>
          <table:table-cell office:value-type="float" office:value="0.048569" calcext:value-type="float">
            <text:p>0.04857</text:p>
          </table:table-cell>
          <table:table-cell table:formula="of:=[.K15]-[.B15]" office:value-type="float" office:value="287.2901" calcext:value-type="float">
            <text:p>287.290</text:p>
          </table:table-cell>
          <table:table-cell table:formula="of:=ABS([.M15]-[.M18])" office:value-type="float" office:value="184.422428571429" calcext:value-type="float">
            <text:p>184.422</text:p>
          </table:table-cell>
          <table:table-cell table:formula="of:=[.L15]/[.C15]" office:value-type="string" office:string-value="" calcext:value-type="error">
            <text:p>#DIV/0!</text:p>
          </table:table-cell>
          <table:table-cell table:style-name="ce48"/>
          <table:table-cell office:value-type="float" office:value="287.403" calcext:value-type="float">
            <text:p>287.40300</text:p>
          </table:table-cell>
          <table:table-cell office:value-type="float" office:value="0.048725" calcext:value-type="float">
            <text:p>0.04873</text:p>
          </table:table-cell>
          <table:table-cell table:formula="of:=[.Q15]-[.B15]" office:value-type="float" office:value="287.403" calcext:value-type="float">
            <text:p>287.403</text:p>
          </table:table-cell>
          <table:table-cell table:formula="of:=ABS([.S15]-[.S18])" office:value-type="float" office:value="102.403078571429" calcext:value-type="float">
            <text:p>102.403</text:p>
          </table:table-cell>
          <table:table-cell table:formula="of:=[.R15]/[.C15]" office:value-type="string" office:string-value="" calcext:value-type="error">
            <text:p>#DIV/0!</text:p>
          </table:table-cell>
          <table:table-cell/>
          <table:table-cell office:value-type="float" office:value="287.7465" calcext:value-type="float">
            <text:p>287.74650</text:p>
          </table:table-cell>
          <table:table-cell office:value-type="float" office:value="0.048916" calcext:value-type="float">
            <text:p>0.04892</text:p>
          </table:table-cell>
          <table:table-cell table:formula="of:=[.W15]-[.B15]" office:value-type="float" office:value="287.7465" calcext:value-type="float">
            <text:p>287.747</text:p>
          </table:table-cell>
          <table:table-cell table:formula="of:=ABS([.Y15]-[.Y18])" office:value-type="float" office:value="102.373928571429" calcext:value-type="float">
            <text:p>102.374</text:p>
          </table:table-cell>
          <table:table-cell table:formula="of:=[.X15]/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office:value-type="float" office:value="287.4006" calcext:value-type="float">
            <text:p>287.40060</text:p>
          </table:table-cell>
          <table:table-cell office:value-type="float" office:value="0.060509" calcext:value-type="float">
            <text:p>0.06051</text:p>
          </table:table-cell>
          <table:table-cell table:formula="of:=[.E16]-[.B16]" office:value-type="float" office:value="287.4006" calcext:value-type="float">
            <text:p>287.401</text:p>
          </table:table-cell>
          <table:table-cell table:formula="of:=ABS([.G16]-[.G18])" office:value-type="float" office:value="184.726892857143" calcext:value-type="float">
            <text:p>184.727</text:p>
          </table:table-cell>
          <table:table-cell table:formula="of:=[.F16]/[.C16]" office:value-type="string" office:string-value="" calcext:value-type="error">
            <text:p>#DIV/0!</text:p>
          </table:table-cell>
          <table:table-cell/>
          <table:table-cell office:value-type="float" office:value="287.675" calcext:value-type="float">
            <text:p>287.67500</text:p>
          </table:table-cell>
          <table:table-cell office:value-type="float" office:value="0.060137" calcext:value-type="float">
            <text:p>0.06014</text:p>
          </table:table-cell>
          <table:table-cell table:formula="of:=[.K16]-[.B16]" office:value-type="float" office:value="287.675" calcext:value-type="float">
            <text:p>287.675</text:p>
          </table:table-cell>
          <table:table-cell table:formula="of:=ABS([.M16]-[.M18])" office:value-type="float" office:value="184.807328571429" calcext:value-type="float">
            <text:p>184.807</text:p>
          </table:table-cell>
          <table:table-cell table:formula="of:=[.L16]/[.C16]" office:value-type="string" office:string-value="" calcext:value-type="error">
            <text:p>#DIV/0!</text:p>
          </table:table-cell>
          <table:table-cell table:style-name="ce48"/>
          <table:table-cell office:value-type="float" office:value="287.8149" calcext:value-type="float">
            <text:p>287.81490</text:p>
          </table:table-cell>
          <table:table-cell office:value-type="float" office:value="0.059963" calcext:value-type="float">
            <text:p>0.05996</text:p>
          </table:table-cell>
          <table:table-cell table:formula="of:=[.Q16]-[.B16]" office:value-type="float" office:value="287.8149" calcext:value-type="float">
            <text:p>287.815</text:p>
          </table:table-cell>
          <table:table-cell table:formula="of:=ABS([.S16]-[.S18])" office:value-type="float" office:value="102.814978571429" calcext:value-type="float">
            <text:p>102.815</text:p>
          </table:table-cell>
          <table:table-cell table:formula="of:=[.R16]/[.C16]" office:value-type="string" office:string-value="" calcext:value-type="error">
            <text:p>#DIV/0!</text:p>
          </table:table-cell>
          <table:table-cell/>
          <table:table-cell table:style-name="Default" office:value-type="float" office:value="288.1743" calcext:value-type="float">
            <text:p>288.1743</text:p>
          </table:table-cell>
          <table:table-cell table:style-name="Default" office:value-type="float" office:value="0.060219" calcext:value-type="float">
            <text:p>0.060219</text:p>
          </table:table-cell>
          <table:table-cell table:formula="of:=[.W16]-[.B16]" office:value-type="float" office:value="288.1743" calcext:value-type="float">
            <text:p>288.174</text:p>
          </table:table-cell>
          <table:table-cell table:formula="of:=ABS([.Y16]-[.Y18])" office:value-type="float" office:value="102.801728571429" calcext:value-type="float">
            <text:p>102.802</text:p>
          </table:table-cell>
          <table:table-cell table:formula="of:=[.X16]/[.C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style-name="Default" table:number-columns-repeated="2"/>
          <table:table-cell table:formula="of:=[.E17]-[.B17]" office:value-type="float" office:value="0" calcext:value-type="float">
            <text:p>0.000</text:p>
          </table:table-cell>
          <table:table-cell table:formula="of:=ABS([.G17]-[.G18])" office:value-type="float" office:value="102.673707142857" calcext:value-type="float">
            <text:p>102.674</text:p>
          </table:table-cell>
          <table:table-cell table:formula="of:=[.F17]/[.C17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table:formula="of:=[.K17]-[.B17]" office:value-type="float" office:value="0" calcext:value-type="float">
            <text:p>0.000</text:p>
          </table:table-cell>
          <table:table-cell table:formula="of:=ABS([.M17]-[.M18])" office:value-type="float" office:value="102.867671428571" calcext:value-type="float">
            <text:p>102.868</text:p>
          </table:table-cell>
          <table:table-cell table:formula="of:=[.L17]/[.C17]" office:value-type="string" office:string-value="" calcext:value-type="error">
            <text:p>#DIV/0!</text:p>
          </table:table-cell>
          <table:table-cell table:style-name="ce48" office:value-type="float" office:value="291" calcext:value-type="float">
            <text:p>291</text:p>
          </table:table-cell>
          <table:table-cell office:value-type="float" office:value="286.7618" calcext:value-type="float">
            <text:p>286.76180</text:p>
          </table:table-cell>
          <table:table-cell office:value-type="float" office:value="0.191656" calcext:value-type="float">
            <text:p>0.19166</text:p>
          </table:table-cell>
          <table:table-cell table:formula="of:=[.Q17]-[.B17]" office:value-type="float" office:value="286.7618" calcext:value-type="float">
            <text:p>286.762</text:p>
          </table:table-cell>
          <table:table-cell table:formula="of:=ABS([.S17]-[.S18])" office:value-type="float" office:value="101.761878571429" calcext:value-type="float">
            <text:p>101.762</text:p>
          </table:table-cell>
          <table:table-cell table:formula="of:=[.R17]/[.C17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287.1289" calcext:value-type="float">
            <text:p>287.12890</text:p>
          </table:table-cell>
          <table:table-cell office:value-type="float" office:value="0.192449" calcext:value-type="float">
            <text:p>0.19245</text:p>
          </table:table-cell>
          <table:table-cell table:formula="of:=[.W17]-[.B17]" office:value-type="float" office:value="287.1289" calcext:value-type="float">
            <text:p>287.129</text:p>
          </table:table-cell>
          <table:table-cell table:formula="of:=ABS([.Y17]-[.Y18])" office:value-type="float" office:value="101.756328571429" calcext:value-type="float">
            <text:p>101.756</text:p>
          </table:table-cell>
          <table:table-cell table:formula="of:=[.X17]/[.C17]" office:value-type="string" office:string-value="" calcext:value-type="error">
            <text:p>#DIV/0!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4:.G17])" office:value-type="float" office:value="102.673707142857" calcext:value-type="float">
            <text:p>102.674</text:p>
          </table:table-cell>
          <table:table-cell table:style-name="ce62"/>
          <table:table-cell table:style-name="ce62" table:formula="of:=AVERAGE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4:.M17])" office:value-type="float" office:value="102.867671428571" calcext:value-type="float">
            <text:p>102.868</text:p>
          </table:table-cell>
          <table:table-cell table:style-name="ce62"/>
          <table:table-cell table:style-name="ce62" table:formula="of:=AVERAGE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S4:.S17])" office:value-type="float" office:value="184.999921428571" calcext:value-type="float">
            <text:p>185.000</text:p>
          </table:table-cell>
          <table:table-cell table:style-name="ce62"/>
          <table:table-cell table:style-name="ce62" table:formula="of:=AVERAGE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4:.Y17])" office:value-type="float" office:value="185.372571428571" calcext:value-type="float">
            <text:p>185.373</text:p>
          </table:table-cell>
          <table:table-cell table:style-name="ce62"/>
          <table:table-cell table:style-name="ce62" table:formula="of:=AVERAGE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4:.G17])" office:value-type="float" office:value="142.828477133661" calcext:value-type="float">
            <text:p>142.828</text:p>
          </table:table-cell>
          <table:table-cell table:style-name="ce62"/>
          <table:table-cell table:style-name="ce62" table:formula="of:=STDEV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4:.M17])" office:value-type="float" office:value="142.901982549382" calcext:value-type="float">
            <text:p>142.902</text:p>
          </table:table-cell>
          <table:table-cell table:style-name="ce62"/>
          <table:table-cell table:style-name="ce62" table:formula="of:=STDEV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S4:.S17])" office:value-type="float" office:value="142.682273418428" calcext:value-type="float">
            <text:p>142.682</text:p>
          </table:table-cell>
          <table:table-cell table:style-name="ce62"/>
          <table:table-cell table:style-name="ce62" table:formula="of:=STDEV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4:.Y17])" office:value-type="float" office:value="142.651997086376" calcext:value-type="float">
            <text:p>142.652</text:p>
          </table:table-cell>
          <table:table-cell table:style-name="ce62"/>
          <table:table-cell table:style-name="ce62" table:formula="of:=STDEV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4:.H17])" office:value-type="float" office:value="187.240892857143" calcext:value-type="float">
            <text:p>187.241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4:.N17])" office:value-type="float" office:value="187.346128571429" calcext:value-type="float">
            <text:p>187.346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T4:.T17])" office:value-type="float" office:value="184.592321428571" calcext:value-type="float">
            <text:p>184.592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4:.Z17])" office:value-type="float" office:value="184.593771428571" calcext:value-type="float">
            <text:p>184.594</text:p>
          </table:table-cell>
          <table:table-cell table:style-name="ce62" table:number-columns-repeated="2"/>
          <table:table-cell table:style-name="ce45"/>
        </table:table-row>
        <table:table-row table:style-name="ro1">
          <table:table-cell table:style-name="Default"/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  <table:table-cell table:formula="of:=[.E23]-[.B23]" office:value-type="float" office:value="0" calcext:value-type="float">
            <text:p>0.000</text:p>
          </table:table-cell>
          <table:table-cell table:formula="of:=ABS([.G23]-[.G33])" office:value-type="float" office:value="120.56756" calcext:value-type="float">
            <text:p>120.568</text:p>
          </table:table-cell>
          <table:table-cell table:formula="of:=[.F23]/[.C23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23]-[.B23]" office:value-type="float" office:value="0" calcext:value-type="float">
            <text:p>0.000</text:p>
          </table:table-cell>
          <table:table-cell table:formula="of:=ABS([.M23]-[.M33])" office:value-type="float" office:value="160.90379" calcext:value-type="float">
            <text:p>160.904</text:p>
          </table:table-cell>
          <table:table-cell table:formula="of:=[.L23]/[.C23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office:value-type="float" office:value="400.5768" calcext:value-type="float">
            <text:p>400.57680</text:p>
          </table:table-cell>
          <table:table-cell office:value-type="float" office:value="0.048503" calcext:value-type="float">
            <text:p>0.04850</text:p>
          </table:table-cell>
          <table:table-cell table:formula="of:=[.Q23]-[.B23]" office:value-type="float" office:value="400.5768" calcext:value-type="float">
            <text:p>400.577</text:p>
          </table:table-cell>
          <table:table-cell table:formula="of:=ABS([.S23]-[.S33])" office:value-type="float" office:value="199.63102" calcext:value-type="float">
            <text:p>199.631</text:p>
          </table:table-cell>
          <table:table-cell table:formula="of:=[.R23]/[.C2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1.0471" calcext:value-type="float">
            <text:p>401.04710</text:p>
          </table:table-cell>
          <table:table-cell office:value-type="float" office:value="0.04861" calcext:value-type="float">
            <text:p>0.04861</text:p>
          </table:table-cell>
          <table:table-cell table:formula="of:=[.W23]-[.B23]" office:value-type="float" office:value="401.0471" calcext:value-type="float">
            <text:p>401.047</text:p>
          </table:table-cell>
          <table:table-cell table:formula="of:=ABS([.Y23]-[.Y33])" office:value-type="float" office:value="199.62297" calcext:value-type="float">
            <text:p>199.623</text:p>
          </table:table-cell>
          <table:table-cell table:formula="of:=[.X23]/[.C23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number-columns-repeated="2"/>
          <table:table-cell table:formula="of:=[.E24]-[.B24]" office:value-type="float" office:value="0" calcext:value-type="float">
            <text:p>0.000</text:p>
          </table:table-cell>
          <table:table-cell table:formula="of:=ABS([.G24]-[.G33])" office:value-type="float" office:value="120.56756" calcext:value-type="float">
            <text:p>120.568</text:p>
          </table:table-cell>
          <table:table-cell table:formula="of:=[.F24]/[.C24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office:value-type="float" office:value="399.8594" calcext:value-type="float">
            <text:p>399.85940</text:p>
          </table:table-cell>
          <table:table-cell office:value-type="float" office:value="0.145679" calcext:value-type="float">
            <text:p>0.14568</text:p>
          </table:table-cell>
          <table:table-cell table:formula="of:=[.K24]-[.B24]" office:value-type="float" office:value="399.8594" calcext:value-type="float">
            <text:p>399.859</text:p>
          </table:table-cell>
          <table:table-cell table:formula="of:=ABS([.M24]-[.M33])" office:value-type="float" office:value="238.95561" calcext:value-type="float">
            <text:p>238.956</text:p>
          </table:table-cell>
          <table:table-cell table:formula="of:=[.L24]/[.C24]" office:value-type="string" office:string-value="" calcext:value-type="error">
            <text:p>#DIV/0!</text:p>
          </table:table-cell>
          <table:table-cell office:value-type="float" office:value="291" calcext:value-type="float">
            <text:p>291</text:p>
          </table:table-cell>
          <table:table-cell office:value-type="float" office:value="399.8535" calcext:value-type="float">
            <text:p>399.85350</text:p>
          </table:table-cell>
          <table:table-cell office:value-type="float" office:value="0.146993" calcext:value-type="float">
            <text:p>0.14699</text:p>
          </table:table-cell>
          <table:table-cell table:formula="of:=[.Q24]-[.B24]" office:value-type="float" office:value="399.8535" calcext:value-type="float">
            <text:p>399.854</text:p>
          </table:table-cell>
          <table:table-cell table:formula="of:=ABS([.S24]-[.S33])" office:value-type="float" office:value="198.90772" calcext:value-type="float">
            <text:p>198.908</text:p>
          </table:table-cell>
          <table:table-cell table:formula="of:=[.R24]/[.C2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3195" calcext:value-type="float">
            <text:p>400.31950</text:p>
          </table:table-cell>
          <table:table-cell office:value-type="float" office:value="0.146895" calcext:value-type="float">
            <text:p>0.14690</text:p>
          </table:table-cell>
          <table:table-cell table:formula="of:=[.W24]-[.B24]" office:value-type="float" office:value="400.3195" calcext:value-type="float">
            <text:p>400.320</text:p>
          </table:table-cell>
          <table:table-cell table:formula="of:=ABS([.Y24]-[.Y33])" office:value-type="float" office:value="198.89537" calcext:value-type="float">
            <text:p>198.895</text:p>
          </table:table-cell>
          <table:table-cell table:formula="of:=[.X24]/[.C24]" office:value-type="string" office:string-value="" calcext:value-type="error">
            <text:p>#DIV/0!</text:p>
          </table:table-cell>
          <table:table-cell table:style-name="ce48" office:value-type="float" office:value="153" calcext:value-type="float">
            <text:p>153</text:p>
          </table:table-cell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office:value-type="float" office:value="400.0533" calcext:value-type="float">
            <text:p>400.05330</text:p>
          </table:table-cell>
          <table:table-cell office:value-type="float" office:value="0.047003" calcext:value-type="float">
            <text:p>0.04700</text:p>
          </table:table-cell>
          <table:table-cell table:formula="of:=[.E25]-[.B25]" office:value-type="float" office:value="400.0533" calcext:value-type="float">
            <text:p>400.053</text:p>
          </table:table-cell>
          <table:table-cell table:formula="of:=ABS([.G25]-[.G33])" office:value-type="float" office:value="279.48574" calcext:value-type="float">
            <text:p>279.486</text:p>
          </table:table-cell>
          <table:table-cell table:formula="of:=[.F25]/[.C25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400.4032" calcext:value-type="float">
            <text:p>400.40320</text:p>
          </table:table-cell>
          <table:table-cell office:value-type="float" office:value="0.046537" calcext:value-type="float">
            <text:p>0.04654</text:p>
          </table:table-cell>
          <table:table-cell table:formula="of:=[.K25]-[.B25]" office:value-type="float" office:value="400.4032" calcext:value-type="float">
            <text:p>400.403</text:p>
          </table:table-cell>
          <table:table-cell table:formula="of:=ABS([.M25]-[.M33])" office:value-type="float" office:value="239.49941" calcext:value-type="float">
            <text:p>239.499</text:p>
          </table:table-cell>
          <table:table-cell table:formula="of:=[.L25]/[.C25]" office:value-type="string" office:string-value="" calcext:value-type="error">
            <text:p>#DIV/0!</text:p>
          </table:table-cell>
          <table:table-cell office:value-type="float" office:value="245" calcext:value-type="float">
            <text:p>245</text:p>
          </table:table-cell>
          <table:table-cell office:value-type="float" office:value="400.4072" calcext:value-type="float">
            <text:p>400.40720</text:p>
          </table:table-cell>
          <table:table-cell office:value-type="float" office:value="0.046876" calcext:value-type="float">
            <text:p>0.04688</text:p>
          </table:table-cell>
          <table:table-cell table:formula="of:=[.Q25]-[.B25]" office:value-type="float" office:value="400.4072" calcext:value-type="float">
            <text:p>400.407</text:p>
          </table:table-cell>
          <table:table-cell table:formula="of:=ABS([.S25]-[.S33])" office:value-type="float" office:value="199.46142" calcext:value-type="float">
            <text:p>199.461</text:p>
          </table:table-cell>
          <table:table-cell table:formula="of:=[.R25]/[.C25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8759" calcext:value-type="float">
            <text:p>400.87590</text:p>
          </table:table-cell>
          <table:table-cell office:value-type="float" office:value="0.046984" calcext:value-type="float">
            <text:p>0.04698</text:p>
          </table:table-cell>
          <table:table-cell table:formula="of:=[.W25]-[.B25]" office:value-type="float" office:value="400.8759" calcext:value-type="float">
            <text:p>400.876</text:p>
          </table:table-cell>
          <table:table-cell table:formula="of:=ABS([.Y25]-[.Y33])" office:value-type="float" office:value="199.45177" calcext:value-type="float">
            <text:p>199.452</text:p>
          </table:table-cell>
          <table:table-cell table:formula="of:=[.X25]/[.C25]" office:value-type="string" office:string-value="" calcext:value-type="error">
            <text:p>#DIV/0!</text:p>
          </table:table-cell>
          <table:table-cell table:style-name="ce48" office:value-type="float" office:value="131" calcext:value-type="float">
            <text:p>131</text:p>
          </table:table-cell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6958" calcext:value-type="float">
            <text:p>398.69580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248" calcext:value-type="float">
            <text:p>248</text:p>
          </table:table-cell>
          <table:table-cell office:value-type="float" office:value="398.9144" calcext:value-type="float">
            <text:p>398.91440</text:p>
          </table:table-cell>
          <table:table-cell office:value-type="float" office:value="0.066311" calcext:value-type="float">
            <text:p>0.06631</text:p>
          </table:table-cell>
          <table:table-cell table:formula="of:=[.E26]-[.B26]" office:value-type="float" office:value="0.218599999999981" calcext:value-type="float">
            <text:p>0.219</text:p>
          </table:table-cell>
          <table:table-cell table:formula="of:=ABS([.G26]-[.G33])" office:value-type="float" office:value="120.34896" calcext:value-type="float">
            <text:p>120.349</text:p>
          </table:table-cell>
          <table:table-cell table:formula="of:=[.F26]/[.C26]" office:value-type="float" office:value="0.989421068337809" calcext:value-type="float">
            <text:p>0.989</text:p>
          </table:table-cell>
          <table:table-cell office:value-type="float" office:value="123" calcext:value-type="float">
            <text:p>123</text:p>
          </table:table-cell>
          <table:table-cell office:value-type="float" office:value="399.337" calcext:value-type="float">
            <text:p>399.33700</text:p>
          </table:table-cell>
          <table:table-cell office:value-type="float" office:value="0.0658" calcext:value-type="float">
            <text:p>0.06580</text:p>
          </table:table-cell>
          <table:table-cell table:formula="of:=[.K26]-[.B26]" office:value-type="float" office:value="0.641199999999969" calcext:value-type="float">
            <text:p>0.641</text:p>
          </table:table-cell>
          <table:table-cell table:formula="of:=ABS([.M26]-[.M33])" office:value-type="float" office:value="160.26259" calcext:value-type="float">
            <text:p>160.263</text:p>
          </table:table-cell>
          <table:table-cell table:formula="of:=[.L26]/[.C26]" office:value-type="float" office:value="0.981796478663085" calcext:value-type="float">
            <text:p>0.982</text:p>
          </table:table-cell>
          <table:table-cell office:value-type="float" office:value="97" calcext:value-type="float">
            <text:p>97</text:p>
          </table:table-cell>
          <table:table-cell office:value-type="float" office:value="399.2714" calcext:value-type="float">
            <text:p>399.27140</text:p>
          </table:table-cell>
          <table:table-cell office:value-type="float" office:value="0.065328" calcext:value-type="float">
            <text:p>0.06533</text:p>
          </table:table-cell>
          <table:table-cell table:formula="of:=[.Q26]-[.B26]" office:value-type="float" office:value="0.575600000000009" calcext:value-type="float">
            <text:p>0.576</text:p>
          </table:table-cell>
          <table:table-cell table:formula="of:=ABS([.S26]-[.S33])" office:value-type="float" office:value="200.37018" calcext:value-type="float">
            <text:p>200.370</text:p>
          </table:table-cell>
          <table:table-cell table:formula="of:=[.R26]/[.C26]" office:value-type="float" office:value="0.974753804834378" calcext:value-type="float">
            <text:p>0.975</text:p>
          </table:table-cell>
          <table:table-cell office:value-type="float" office:value="61" calcext:value-type="float">
            <text:p>61</text:p>
          </table:table-cell>
          <table:table-cell office:value-type="float" office:value="399.777" calcext:value-type="float">
            <text:p>399.77700</text:p>
          </table:table-cell>
          <table:table-cell office:value-type="float" office:value="0.065455" calcext:value-type="float">
            <text:p>0.06546</text:p>
          </table:table-cell>
          <table:table-cell table:formula="of:=[.W26]-[.B26]" office:value-type="float" office:value="1.08119999999997" calcext:value-type="float">
            <text:p>1.081</text:p>
          </table:table-cell>
          <table:table-cell table:formula="of:=ABS([.Y26]-[.Y33])" office:value-type="float" office:value="200.34293" calcext:value-type="float">
            <text:p>200.343</text:p>
          </table:table-cell>
          <table:table-cell table:formula="of:=[.X26]/[.C26]" office:value-type="float" office:value="0.976648761563712" calcext:value-type="float">
            <text:p>0.9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office:value-type="float" office:value="327" calcext:value-type="float">
            <text:p>327</text:p>
          </table:table-cell>
          <table:table-cell office:value-type="float" office:value="401.0076" calcext:value-type="float">
            <text:p>401.00760</text:p>
          </table:table-cell>
          <table:table-cell office:value-type="float" office:value="0.053506" calcext:value-type="float">
            <text:p>0.05351</text:p>
          </table:table-cell>
          <table:table-cell table:formula="of:=[.E27]-[.B27]" office:value-type="float" office:value="0" calcext:value-type="float">
            <text:p>0.000</text:p>
          </table:table-cell>
          <table:table-cell table:formula="of:=ABS([.G27]-[.G33])" office:value-type="float" office:value="120.56756" calcext:value-type="float">
            <text:p>120.568</text:p>
          </table:table-cell>
          <table:table-cell table:formula="of:=[.F27]/[.C27]" office:value-type="float" office:value="1" calcext:value-type="float">
            <text:p>1.000</text:p>
          </table:table-cell>
          <table:table-cell office:value-type="float" office:value="177" calcext:value-type="float">
            <text:p>177</text:p>
          </table:table-cell>
          <table:table-cell office:value-type="float" office:value="401.6204" calcext:value-type="float">
            <text:p>401.62040</text:p>
          </table:table-cell>
          <table:table-cell office:value-type="float" office:value="0.052528" calcext:value-type="float">
            <text:p>0.05253</text:p>
          </table:table-cell>
          <table:table-cell table:formula="of:=[.K27]-[.B27]" office:value-type="float" office:value="0.612799999999993" calcext:value-type="float">
            <text:p>0.613</text:p>
          </table:table-cell>
          <table:table-cell table:formula="of:=ABS([.M27]-[.M33])" office:value-type="float" office:value="160.29099" calcext:value-type="float">
            <text:p>160.291</text:p>
          </table:table-cell>
          <table:table-cell table:formula="of:=[.L27]/[.C27]" office:value-type="float" office:value="0.981721676073711" calcext:value-type="float">
            <text:p>0.982</text:p>
          </table:table-cell>
          <table:table-cell office:value-type="float" office:value="138" calcext:value-type="float">
            <text:p>138</text:p>
          </table:table-cell>
          <table:table-cell office:value-type="float" office:value="401.571" calcext:value-type="float">
            <text:p>401.57100</text:p>
          </table:table-cell>
          <table:table-cell office:value-type="float" office:value="0.052333" calcext:value-type="float">
            <text:p>0.05233</text:p>
          </table:table-cell>
          <table:table-cell table:formula="of:=[.Q27]-[.B27]" office:value-type="float" office:value="0.563400000000001" calcext:value-type="float">
            <text:p>0.563</text:p>
          </table:table-cell>
          <table:table-cell table:formula="of:=ABS([.S27]-[.S33])" office:value-type="float" office:value="200.38238" calcext:value-type="float">
            <text:p>200.382</text:p>
          </table:table-cell>
          <table:table-cell table:formula="of:=[.R27]/[.C27]" office:value-type="float" office:value="0.978077224984114" calcext:value-type="float">
            <text:p>0.978</text:p>
          </table:table-cell>
          <table:table-cell office:value-type="float" office:value="81" calcext:value-type="float">
            <text:p>81</text:p>
          </table:table-cell>
          <table:table-cell office:value-type="float" office:value="402.0775" calcext:value-type="float">
            <text:p>402.07750</text:p>
          </table:table-cell>
          <table:table-cell office:value-type="float" office:value="0.052559" calcext:value-type="float">
            <text:p>0.05256</text:p>
          </table:table-cell>
          <table:table-cell table:formula="of:=[.W27]-[.B27]" office:value-type="float" office:value="1.06989999999996" calcext:value-type="float">
            <text:p>1.070</text:p>
          </table:table-cell>
          <table:table-cell table:formula="of:=ABS([.Y27]-[.Y33])" office:value-type="float" office:value="200.35423" calcext:value-type="float">
            <text:p>200.354</text:p>
          </table:table-cell>
          <table:table-cell table:formula="of:=[.X27]/[.C27]" office:value-type="float" office:value="0.982301050349493" calcext:value-type="float">
            <text:p>0.9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5"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/>
          <table:table-cell office:value-type="float" office:value="404.5411" calcext:value-type="float">
            <text:p>404.54110</text:p>
          </table:table-cell>
          <table:table-cell office:value-type="float" office:value="0.065019" calcext:value-type="float">
            <text:p>0.06502</text:p>
          </table:table-cell>
          <table:table-cell table:formula="of:=[.E28]-[.B28]" office:value-type="float" office:value="0" calcext:value-type="float">
            <text:p>0.000</text:p>
          </table:table-cell>
          <table:table-cell table:formula="of:=ABS([.G28]-[.G33])" office:value-type="float" office:value="120.56756" calcext:value-type="float">
            <text:p>120.568</text:p>
          </table:table-cell>
          <table:table-cell table:formula="of:=[.F28]/[.C28]" office:value-type="float" office:value="1" calcext:value-type="float">
            <text:p>1.000</text:p>
          </table:table-cell>
          <table:table-cell/>
          <table:table-cell office:value-type="float" office:value="405.1349" calcext:value-type="float">
            <text:p>405.13490</text:p>
          </table:table-cell>
          <table:table-cell office:value-type="float" office:value="0.064206" calcext:value-type="float">
            <text:p>0.06421</text:p>
          </table:table-cell>
          <table:table-cell table:formula="of:=[.K28]-[.B28]" office:value-type="float" office:value="0.593800000000044" calcext:value-type="float">
            <text:p>0.594</text:p>
          </table:table-cell>
          <table:table-cell table:formula="of:=ABS([.M28]-[.M33])" office:value-type="float" office:value="160.30999" calcext:value-type="float">
            <text:p>160.310</text:p>
          </table:table-cell>
          <table:table-cell table:formula="of:=[.L28]/[.C28]" office:value-type="float" office:value="0.98749596271859" calcext:value-type="float">
            <text:p>0.987</text:p>
          </table:table-cell>
          <table:table-cell/>
          <table:table-cell office:value-type="float" office:value="405.1529" calcext:value-type="float">
            <text:p>405.15290</text:p>
          </table:table-cell>
          <table:table-cell office:value-type="float" office:value="0.06373" calcext:value-type="float">
            <text:p>0.06373</text:p>
          </table:table-cell>
          <table:table-cell table:formula="of:=[.Q28]-[.B28]" office:value-type="float" office:value="0.611800000000017" calcext:value-type="float">
            <text:p>0.612</text:p>
          </table:table-cell>
          <table:table-cell table:formula="of:=ABS([.S28]-[.S33])" office:value-type="float" office:value="200.33398" calcext:value-type="float">
            <text:p>200.334</text:p>
          </table:table-cell>
          <table:table-cell table:formula="of:=[.R28]/[.C28]" office:value-type="float" office:value="0.980175025761701" calcext:value-type="float">
            <text:p>0.980</text:p>
          </table:table-cell>
          <table:table-cell/>
          <table:table-cell office:value-type="float" office:value="405.5864" calcext:value-type="float">
            <text:p>405.58640</text:p>
          </table:table-cell>
          <table:table-cell office:value-type="float" office:value="0.063869" calcext:value-type="float">
            <text:p>0.06387</text:p>
          </table:table-cell>
          <table:table-cell table:formula="of:=[.W28]-[.B28]" office:value-type="float" office:value="1.04530000000005" calcext:value-type="float">
            <text:p>1.045</text:p>
          </table:table-cell>
          <table:table-cell table:formula="of:=ABS([.Y28]-[.Y33])" office:value-type="float" office:value="200.37883" calcext:value-type="float">
            <text:p>200.379</text:p>
          </table:table-cell>
          <table:table-cell table:formula="of:=[.X28]/[.C28]" office:value-type="float" office:value="0.982312862394069" calcext:value-type="float">
            <text:p>0.982</text:p>
          </table:table-cell>
          <table:table-cell/>
        </table:table-row>
        <table:table-row table:style-name="ro1">
          <table:table-cell table:style-name="ce25" office:value-type="string" calcext:value-type="string">
            <text:p>Cd ..cd 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403.6445" calcext:value-type="float">
            <text:p>403.64450</text:p>
          </table:table-cell>
          <table:table-cell office:value-type="float" office:value="0.066846" calcext:value-type="float">
            <text:p>0.06685</text:p>
          </table:table-cell>
          <table:table-cell table:formula="of:=[.E29]-[.B29]" office:value-type="float" office:value="403.6445" calcext:value-type="float">
            <text:p>403.645</text:p>
          </table:table-cell>
          <table:table-cell table:formula="of:=ABS([.G29]-[.G33])" office:value-type="float" office:value="283.07694" calcext:value-type="float">
            <text:p>283.077</text:p>
          </table:table-cell>
          <table:table-cell table:formula="of:=[.F29]/[.C29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404.018" calcext:value-type="float">
            <text:p>404.01800</text:p>
          </table:table-cell>
          <table:table-cell office:value-type="float" office:value="0.066456" calcext:value-type="float">
            <text:p>0.06646</text:p>
          </table:table-cell>
          <table:table-cell table:formula="of:=[.K29]-[.B29]" office:value-type="float" office:value="404.018" calcext:value-type="float">
            <text:p>404.018</text:p>
          </table:table-cell>
          <table:table-cell table:formula="of:=ABS([.M29]-[.M33])" office:value-type="float" office:value="243.11421" calcext:value-type="float">
            <text:p>243.114</text:p>
          </table:table-cell>
          <table:table-cell table:formula="of:=[.L29]/[.C29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style-name="ce70" office:value-type="float" office:value="404.0756" calcext:value-type="float">
            <text:p>404.07560</text:p>
          </table:table-cell>
          <table:table-cell table:style-name="ce70" office:value-type="float" office:value="0.065371" calcext:value-type="float">
            <text:p>0.06537</text:p>
          </table:table-cell>
          <table:table-cell table:formula="of:=[.Q29]-[.B29]" office:value-type="float" office:value="404.0756" calcext:value-type="float">
            <text:p>404.076</text:p>
          </table:table-cell>
          <table:table-cell table:formula="of:=ABS([.S29]-[.S33])" office:value-type="float" office:value="203.12982" calcext:value-type="float">
            <text:p>203.130</text:p>
          </table:table-cell>
          <table:table-cell table:formula="of:=[.R29]/[.C29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404.5557" calcext:value-type="float">
            <text:p>404.55570</text:p>
          </table:table-cell>
          <table:table-cell office:value-type="float" office:value="0.065574" calcext:value-type="float">
            <text:p>0.06557</text:p>
          </table:table-cell>
          <table:table-cell table:formula="of:=[.W29]-[.B29]" office:value-type="float" office:value="404.5557" calcext:value-type="float">
            <text:p>404.556</text:p>
          </table:table-cell>
          <table:table-cell table:formula="of:=ABS([.Y29]-[.Y33])" office:value-type="float" office:value="203.13157" calcext:value-type="float">
            <text:p>203.132</text:p>
          </table:table-cell>
          <table:table-cell table:formula="of:=[.X29]/[.C29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8549" calcext:value-type="float">
            <text:p>399.85490</text:p>
          </table:table-cell>
          <table:table-cell office:value-type="float" office:value="0.052827" calcext:value-type="float">
            <text:p>0.05283</text:p>
          </table:table-cell>
          <table:table-cell office:value-type="float" office:value="363" calcext:value-type="float">
            <text:p>363</text:p>
          </table:table-cell>
          <table:table-cell office:value-type="float" office:value="400.0682" calcext:value-type="float">
            <text:p>400.06820</text:p>
          </table:table-cell>
          <table:table-cell office:value-type="float" office:value="0.052105" calcext:value-type="float">
            <text:p>0.05211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30]-[.G33])" office:value-type="float" office:value="120.35426" calcext:value-type="float">
            <text:p>120.354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office:value-type="float" office:value="400.4148" calcext:value-type="float">
            <text:p>400.41480</text:p>
          </table:table-cell>
          <table:table-cell office:value-type="float" office:value="0.052348" calcext:value-type="float">
            <text:p>0.05235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30]-[.M33])" office:value-type="float" office:value="160.34389" calcext:value-type="float">
            <text:p>160.344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office:value-type="float" office:value="137" calcext:value-type="float">
            <text:p>137</text:p>
          </table:table-cell>
          <table:table-cell office:value-type="float" office:value="400.4116" calcext:value-type="float">
            <text:p>400.41160</text:p>
          </table:table-cell>
          <table:table-cell office:value-type="float" office:value="0.051959" calcext:value-type="float">
            <text:p>0.05196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30]-[.S33])" office:value-type="float" office:value="200.38908" calcext:value-type="float">
            <text:p>200.389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office:value-type="float" office:value="400.8736" calcext:value-type="float">
            <text:p>400.87360</text:p>
          </table:table-cell>
          <table:table-cell office:value-type="float" office:value="0.051991" calcext:value-type="float">
            <text:p>0.05199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30]-[.Y33])" office:value-type="float" office:value="200.40543" calcext:value-type="float">
            <text:p>200.405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9221" calcext:value-type="float">
            <text:p>398.92210</text:p>
          </table:table-cell>
          <table:table-cell office:value-type="float" office:value="0.057173" calcext:value-type="float">
            <text:p>0.05717</text:p>
          </table:table-cell>
          <table:table-cell office:value-type="float" office:value="303" calcext:value-type="float">
            <text:p>303</text:p>
          </table:table-cell>
          <table:table-cell office:value-type="float" office:value="399.1442" calcext:value-type="float">
            <text:p>399.14420</text:p>
          </table:table-cell>
          <table:table-cell office:value-type="float" office:value="0.056473" calcext:value-type="float">
            <text:p>0.05647</text:p>
          </table:table-cell>
          <table:table-cell table:formula="of:=[.E31]-[.B31]" office:value-type="float" office:value="0.222100000000012" calcext:value-type="float">
            <text:p>0.222</text:p>
          </table:table-cell>
          <table:table-cell table:formula="of:=ABS([.G31]-[.G33])" office:value-type="float" office:value="120.34546" calcext:value-type="float">
            <text:p>120.345</text:p>
          </table:table-cell>
          <table:table-cell table:formula="of:=[.F31]/[.C31]" office:value-type="float" office:value="0.987756458468158" calcext:value-type="float">
            <text:p>0.988</text:p>
          </table:table-cell>
          <table:table-cell office:value-type="float" office:value="153" calcext:value-type="float">
            <text:p>153</text:p>
          </table:table-cell>
          <table:table-cell office:value-type="float" office:value="399.5484" calcext:value-type="float">
            <text:p>399.54840</text:p>
          </table:table-cell>
          <table:table-cell office:value-type="float" office:value="0.056049" calcext:value-type="float">
            <text:p>0.05605</text:p>
          </table:table-cell>
          <table:table-cell table:formula="of:=[.K31]-[.B31]" office:value-type="float" office:value="0.626300000000015" calcext:value-type="float">
            <text:p>0.626</text:p>
          </table:table-cell>
          <table:table-cell table:formula="of:=ABS([.M31]-[.M33])" office:value-type="float" office:value="160.27749" calcext:value-type="float">
            <text:p>160.277</text:p>
          </table:table-cell>
          <table:table-cell table:formula="of:=[.L31]/[.C31]" office:value-type="float" office:value="0.980340370454585" calcext:value-type="float">
            <text:p>0.980</text:p>
          </table:table-cell>
          <table:table-cell office:value-type="float" office:value="127" calcext:value-type="float">
            <text:p>127</text:p>
          </table:table-cell>
          <table:table-cell office:value-type="float" office:value="399.5042" calcext:value-type="float">
            <text:p>399.50420</text:p>
          </table:table-cell>
          <table:table-cell office:value-type="float" office:value="0.056262" calcext:value-type="float">
            <text:p>0.05626</text:p>
          </table:table-cell>
          <table:table-cell table:formula="of:=[.Q31]-[.B31]" office:value-type="float" office:value="0.582100000000025" calcext:value-type="float">
            <text:p>0.582</text:p>
          </table:table-cell>
          <table:table-cell table:formula="of:=ABS([.S31]-[.S33])" office:value-type="float" office:value="200.36368" calcext:value-type="float">
            <text:p>200.364</text:p>
          </table:table-cell>
          <table:table-cell table:formula="of:=[.R31]/[.C31]" office:value-type="float" office:value="0.984065905234989" calcext:value-type="float">
            <text:p>0.984</text:p>
          </table:table-cell>
          <table:table-cell office:value-type="float" office:value="83" calcext:value-type="float">
            <text:p>83</text:p>
          </table:table-cell>
          <table:table-cell office:value-type="float" office:value="399.9893" calcext:value-type="float">
            <text:p>399.98930</text:p>
          </table:table-cell>
          <table:table-cell office:value-type="float" office:value="0.056388" calcext:value-type="float">
            <text:p>0.05639</text:p>
          </table:table-cell>
          <table:table-cell table:formula="of:=[.W31]-[.B31]" office:value-type="float" office:value="1.06720000000001" calcext:value-type="float">
            <text:p>1.067</text:p>
          </table:table-cell>
          <table:table-cell table:formula="of:=ABS([.Y31]-[.Y33])" office:value-type="float" office:value="200.35693" calcext:value-type="float">
            <text:p>200.357</text:p>
          </table:table-cell>
          <table:table-cell table:formula="of:=[.X31]/[.C31]" office:value-type="float" office:value="0.98626974271072" calcext:value-type="float">
            <text:p>0.9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5"/>
          <table:table-cell table:number-columns-repeated="3"/>
          <table:table-cell office:value-type="float" office:value="401.3238" calcext:value-type="float">
            <text:p>401.32380</text:p>
          </table:table-cell>
          <table:table-cell office:value-type="float" office:value="0.064829" calcext:value-type="float">
            <text:p>0.06483</text:p>
          </table:table-cell>
          <table:table-cell table:formula="of:=[.E32]-[.B32]" office:value-type="float" office:value="401.3238" calcext:value-type="float">
            <text:p>401.324</text:p>
          </table:table-cell>
          <table:table-cell table:formula="of:=ABS([.G32]-[.G33])" office:value-type="float" office:value="280.75624" calcext:value-type="float">
            <text:p>280.756</text:p>
          </table:table-cell>
          <table:table-cell table:formula="of:=[.F32]/[.C32]" office:value-type="string" office:string-value="" calcext:value-type="error">
            <text:p>#DIV/0!</text:p>
          </table:table-cell>
          <table:table-cell/>
          <table:table-cell office:value-type="float" office:value="401.7233" calcext:value-type="float">
            <text:p>401.72330</text:p>
          </table:table-cell>
          <table:table-cell office:value-type="float" office:value="0.064433" calcext:value-type="float">
            <text:p>0.06443</text:p>
          </table:table-cell>
          <table:table-cell table:formula="of:=[.K32]-[.B32]" office:value-type="float" office:value="401.7233" calcext:value-type="float">
            <text:p>401.723</text:p>
          </table:table-cell>
          <table:table-cell table:formula="of:=ABS([.M32]-[.M33])" office:value-type="float" office:value="240.81951" calcext:value-type="float">
            <text:p>240.820</text:p>
          </table:table-cell>
          <table:table-cell table:formula="of:=[.L32]/[.C32]" office:value-type="string" office:string-value="" calcext:value-type="error">
            <text:p>#DIV/0!</text:p>
          </table:table-cell>
          <table:table-cell/>
          <table:table-cell office:value-type="float" office:value="401.6551" calcext:value-type="float">
            <text:p>401.65510</text:p>
          </table:table-cell>
          <table:table-cell office:value-type="float" office:value="0.063964" calcext:value-type="float">
            <text:p>0.06396</text:p>
          </table:table-cell>
          <table:table-cell table:formula="of:=[.Q32]-[.B32]" office:value-type="float" office:value="401.6551" calcext:value-type="float">
            <text:p>401.655</text:p>
          </table:table-cell>
          <table:table-cell table:formula="of:=ABS([.S32]-[.S33])" office:value-type="float" office:value="200.70932" calcext:value-type="float">
            <text:p>200.709</text:p>
          </table:table-cell>
          <table:table-cell table:formula="of:=[.R32]/[.C32]" office:value-type="string" office:string-value="" calcext:value-type="error">
            <text:p>#DIV/0!</text:p>
          </table:table-cell>
          <table:table-cell/>
          <table:table-cell office:value-type="float" office:value="402.1608" calcext:value-type="float">
            <text:p>402.16080</text:p>
          </table:table-cell>
          <table:table-cell office:value-type="float" office:value="0.064097" calcext:value-type="float">
            <text:p>0.06410</text:p>
          </table:table-cell>
          <table:table-cell table:formula="of:=[.W32]-[.B32]" office:value-type="float" office:value="402.1608" calcext:value-type="float">
            <text:p>402.161</text:p>
          </table:table-cell>
          <table:table-cell table:formula="of:=ABS([.Y32]-[.Y33])" office:value-type="float" office:value="200.73667" calcext:value-type="float">
            <text:p>200.737</text:p>
          </table:table-cell>
          <table:table-cell table:formula="of:=[.X32]/[.C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23:.G32])" office:value-type="float" office:value="120.56756" calcext:value-type="float">
            <text:p>120.568</text:p>
          </table:table-cell>
          <table:table-cell table:style-name="ce62"/>
          <table:table-cell table:style-name="ce62" table:formula="of:=AVERAGE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23:.M32])" office:value-type="float" office:value="160.90379" calcext:value-type="float">
            <text:p>160.904</text:p>
          </table:table-cell>
          <table:table-cell table:style-name="ce62"/>
          <table:table-cell table:style-name="ce62" table:formula="of:=AVERAGE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23:.S32])" office:value-type="float" office:value="200.94578" calcext:value-type="float">
            <text:p>200.946</text:p>
          </table:table-cell>
          <table:table-cell table:style-name="ce62"/>
          <table:table-cell table:style-name="ce62" table:formula="of:=AVERAGE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23:.Y32])" office:value-type="float" office:value="201.42413" calcext:value-type="float">
            <text:p>201.424</text:p>
          </table:table-cell>
          <table:table-cell table:style-name="ce62"/>
          <table:table-cell table:style-name="ce62" table:formula="of:=AVERAGE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23:.G32])" office:value-type="float" office:value="193.983703506622" calcext:value-type="float">
            <text:p>193.984</text:p>
          </table:table-cell>
          <table:table-cell table:style-name="ce62"/>
          <table:table-cell table:style-name="ce62" table:formula="of:=STDEV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23:.M32])" office:value-type="float" office:value="207.075929461546" calcext:value-type="float">
            <text:p>207.076</text:p>
          </table:table-cell>
          <table:table-cell table:style-name="ce62"/>
          <table:table-cell table:style-name="ce62" table:formula="of:=STDEV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STDEV([.S23:.S32])" office:value-type="float" office:value="211.20922660693" calcext:value-type="float">
            <text:p>211.209</text:p>
          </table:table-cell>
          <table:table-cell table:style-name="ce62"/>
          <table:table-cell table:style-name="ce62" table:formula="of:=STDEV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23:.Y32])" office:value-type="float" office:value="211.209051440379" calcext:value-type="float">
            <text:p>211.209</text:p>
          </table:table-cell>
          <table:table-cell table:style-name="ce62"/>
          <table:table-cell table:style-name="ce62" table:formula="of:=STDEV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23:.H32])" office:value-type="float" office:value="283.07694" calcext:value-type="float">
            <text:p>283.077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23:.N32])" office:value-type="float" office:value="243.11421" calcext:value-type="float">
            <text:p>243.114</text:p>
          </table:table-cell>
          <table:table-cell table:style-name="ce62" table:number-columns-repeated="2"/>
          <table:table-cell table:style-name="ce45"/>
          <table:table-cell table:style-name="ce69" table:number-columns-repeated="2"/>
          <table:table-cell table:style-name="ce62" table:formula="of:=MAX([.T23:.T32])" office:value-type="float" office:value="203.12982" calcext:value-type="float">
            <text:p>203.13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23:.Z32])" office:value-type="float" office:value="203.13157" calcext:value-type="float">
            <text:p>203.132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ce64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4.275" calcext:value-type="float">
            <text:p>534.27500</text:p>
          </table:table-cell>
          <table:table-cell office:value-type="float" office:value="0.041016" calcext:value-type="float">
            <text:p>0.04102</text:p>
          </table:table-cell>
          <table:table-cell office:value-type="float" office:value="218" calcext:value-type="float">
            <text:p>218</text:p>
          </table:table-cell>
          <table:table-cell office:value-type="float" office:value="534.519" calcext:value-type="float">
            <text:p>534.51900</text:p>
          </table:table-cell>
          <table:table-cell office:value-type="float" office:value="0.040748" calcext:value-type="float">
            <text:p>0.04075</text:p>
          </table:table-cell>
          <table:table-cell table:formula="of:=[.E38]-[.B38]" office:value-type="float" office:value="0.244000000000028" calcext:value-type="float">
            <text:p>0.244</text:p>
          </table:table-cell>
          <table:table-cell table:formula="of:=ABS([.G38]-[.G48])" office:value-type="float" office:value="118.1936" calcext:value-type="float">
            <text:p>118.194</text:p>
          </table:table-cell>
          <table:table-cell table:formula="of:=[.F38]/[.C38]" office:value-type="float" office:value="0.993465964501658" calcext:value-type="float">
            <text:p>0.993</text:p>
          </table:table-cell>
          <table:table-cell office:value-type="float" office:value="118" calcext:value-type="float">
            <text:p>118</text:p>
          </table:table-cell>
          <table:table-cell office:value-type="float" office:value="534.9765" calcext:value-type="float">
            <text:p>534.97650</text:p>
          </table:table-cell>
          <table:table-cell office:value-type="float" office:value="0.040448" calcext:value-type="float">
            <text:p>0.04045</text:p>
          </table:table-cell>
          <table:table-cell table:formula="of:=[.K38]-[.B38]" office:value-type="float" office:value="0.70150000000001" calcext:value-type="float">
            <text:p>0.702</text:p>
          </table:table-cell>
          <table:table-cell table:formula="of:=ABS([.M38]-[.M48])" office:value-type="float" office:value="118.2027" calcext:value-type="float">
            <text:p>118.203</text:p>
          </table:table-cell>
          <table:table-cell table:formula="of:=[.L38]/[.C38]" office:value-type="float" office:value="0.98615174566023" calcext:value-type="float">
            <text:p>0.986</text:p>
          </table:table-cell>
          <table:table-cell office:value-type="float" office:value="92" calcext:value-type="float">
            <text:p>92</text:p>
          </table:table-cell>
          <table:table-cell office:value-type="float" office:value="534.8483" calcext:value-type="float">
            <text:p>534.84830</text:p>
          </table:table-cell>
          <table:table-cell office:value-type="float" office:value="0.040636" calcext:value-type="float">
            <text:p>0.04064</text:p>
          </table:table-cell>
          <table:table-cell table:formula="of:=[.Q38]-[.B38]" office:value-type="float" office:value="0.573300000000017" calcext:value-type="float">
            <text:p>0.573</text:p>
          </table:table-cell>
          <table:table-cell table:formula="of:=ABS([.S38]-[.S48])" office:value-type="float" office:value="118.133066666667" calcext:value-type="float">
            <text:p>118.133</text:p>
          </table:table-cell>
          <table:table-cell table:formula="of:=[.R38]/[.C38]" office:value-type="float" office:value="0.990735322800858" calcext:value-type="float">
            <text:p>0.991</text:p>
          </table:table-cell>
          <table:table-cell office:value-type="float" office:value="54" calcext:value-type="float">
            <text:p>54</text:p>
          </table:table-cell>
          <table:table-cell office:value-type="float" office:value="535.468" calcext:value-type="float">
            <text:p>535.46800</text:p>
          </table:table-cell>
          <table:table-cell office:value-type="float" office:value="0.040759" calcext:value-type="float">
            <text:p>0.04076</text:p>
          </table:table-cell>
          <table:table-cell table:formula="of:=[.W38]-[.B38]" office:value-type="float" office:value="1.19299999999998" calcext:value-type="float">
            <text:p>1.193</text:p>
          </table:table-cell>
          <table:table-cell table:formula="of:=ABS([.Y38]-[.Y48])" office:value-type="float" office:value="118.135133333333" calcext:value-type="float">
            <text:p>118.135</text:p>
          </table:table-cell>
          <table:table-cell table:formula="of:=[.X38]/[.C38]" office:value-type="float" office:value="0.993734152525843" calcext:value-type="float">
            <text:p>0.9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30.9978" calcext:value-type="float">
            <text:p>530.99780</text:p>
          </table:table-cell>
          <table:table-cell office:value-type="float" office:value="0.048535" calcext:value-type="float">
            <text:p>0.04854</text:p>
          </table:table-cell>
          <table:table-cell office:value-type="float" office:value="278" calcext:value-type="float">
            <text:p>278</text:p>
          </table:table-cell>
          <table:table-cell office:value-type="float" office:value="531.2485" calcext:value-type="float">
            <text:p>531.24850</text:p>
          </table:table-cell>
          <table:table-cell office:value-type="float" office:value="0.048218" calcext:value-type="float">
            <text:p>0.04822</text:p>
          </table:table-cell>
          <table:table-cell table:formula="of:=[.E39]-[.B39]" office:value-type="float" office:value="0.250700000000052" calcext:value-type="float">
            <text:p>0.251</text:p>
          </table:table-cell>
          <table:table-cell table:formula="of:=ABS([.G39]-[.G48])" office:value-type="float" office:value="118.1869" calcext:value-type="float">
            <text:p>118.187</text:p>
          </table:table-cell>
          <table:table-cell table:formula="of:=[.F39]/[.C39]" office:value-type="float" office:value="0.993468630884928" calcext:value-type="float">
            <text:p>0.993</text:p>
          </table:table-cell>
          <table:table-cell office:value-type="float" office:value="128" calcext:value-type="float">
            <text:p>128</text:p>
          </table:table-cell>
          <table:table-cell office:value-type="float" office:value="531.7257" calcext:value-type="float">
            <text:p>531.72570</text:p>
          </table:table-cell>
          <table:table-cell office:value-type="float" office:value="0.047849" calcext:value-type="float">
            <text:p>0.04785</text:p>
          </table:table-cell>
          <table:table-cell table:formula="of:=[.K39]-[.B39]" office:value-type="float" office:value="0.727899999999977" calcext:value-type="float">
            <text:p>0.728</text:p>
          </table:table-cell>
          <table:table-cell table:formula="of:=ABS([.M39]-[.M48])" office:value-type="float" office:value="118.1763" calcext:value-type="float">
            <text:p>118.176</text:p>
          </table:table-cell>
          <table:table-cell table:formula="of:=[.L39]/[.C39]" office:value-type="float" office:value="0.985865869990728" calcext:value-type="float">
            <text:p>0.986</text:p>
          </table:table-cell>
          <table:table-cell office:value-type="float" office:value="102" calcext:value-type="float">
            <text:p>102</text:p>
          </table:table-cell>
          <table:table-cell office:value-type="float" office:value="531.5179" calcext:value-type="float">
            <text:p>531.51790</text:p>
          </table:table-cell>
          <table:table-cell office:value-type="float" office:value="0.04847" calcext:value-type="float">
            <text:p>0.04847</text:p>
          </table:table-cell>
          <table:table-cell table:formula="of:=[.Q39]-[.B39]" office:value-type="float" office:value="0.52010000000007" calcext:value-type="float">
            <text:p>0.520</text:p>
          </table:table-cell>
          <table:table-cell table:formula="of:=ABS([.S39]-[.S48])" office:value-type="float" office:value="118.186266666667" calcext:value-type="float">
            <text:p>118.186</text:p>
          </table:table-cell>
          <table:table-cell table:formula="of:=[.R39]/[.C39]" office:value-type="float" office:value="0.99866076027609" calcext:value-type="float">
            <text:p>0.999</text:p>
          </table:table-cell>
          <table:table-cell office:value-type="float" office:value="68" calcext:value-type="float">
            <text:p>68</text:p>
          </table:table-cell>
          <table:table-cell office:value-type="float" office:value="532.13" calcext:value-type="float">
            <text:p>532.13000</text:p>
          </table:table-cell>
          <table:table-cell office:value-type="float" office:value="0.048566" calcext:value-type="float">
            <text:p>0.04857</text:p>
          </table:table-cell>
          <table:table-cell table:formula="of:=[.W39]-[.B39]" office:value-type="float" office:value="1.13220000000001" calcext:value-type="float">
            <text:p>1.132</text:p>
          </table:table-cell>
          <table:table-cell table:formula="of:=ABS([.Y39]-[.Y48])" office:value-type="float" office:value="118.195933333333" calcext:value-type="float">
            <text:p>118.196</text:p>
          </table:table-cell>
          <table:table-cell table:formula="of:=[.X39]/[.C39]" office:value-type="float" office:value="1.00063871432987" calcext:value-type="float">
            <text:p>1.0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3.1525" calcext:value-type="float">
            <text:p>533.15250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328" calcext:value-type="float">
            <text:p>328</text:p>
          </table:table-cell>
          <table:table-cell office:value-type="float" office:value="533.4258" calcext:value-type="float">
            <text:p>533.42580</text:p>
          </table:table-cell>
          <table:table-cell office:value-type="float" office:value="0.04252" calcext:value-type="float">
            <text:p>0.04252</text:p>
          </table:table-cell>
          <table:table-cell table:formula="of:=[.E40]-[.B40]" office:value-type="float" office:value="0.273299999999949" calcext:value-type="float">
            <text:p>0.273</text:p>
          </table:table-cell>
          <table:table-cell table:formula="of:=ABS([.G40]-[.G48])" office:value-type="float" office:value="118.1643" calcext:value-type="float">
            <text:p>118.164</text:p>
          </table:table-cell>
          <table:table-cell table:formula="of:=[.F40]/[.C40]" office:value-type="float" office:value="0.994619883040936" calcext:value-type="float">
            <text:p>0.995</text:p>
          </table:table-cell>
          <table:table-cell office:value-type="float" office:value="178" calcext:value-type="float">
            <text:p>178</text:p>
          </table:table-cell>
          <table:table-cell office:value-type="float" office:value="533.8912" calcext:value-type="float">
            <text:p>533.89120</text:p>
          </table:table-cell>
          <table:table-cell office:value-type="float" office:value="0.042144" calcext:value-type="float">
            <text:p>0.04214</text:p>
          </table:table-cell>
          <table:table-cell table:formula="of:=[.K40]-[.B40]" office:value-type="float" office:value="0.738699999999994" calcext:value-type="float">
            <text:p>0.739</text:p>
          </table:table-cell>
          <table:table-cell table:formula="of:=ABS([.M40]-[.M48])" office:value-type="float" office:value="118.1655" calcext:value-type="float">
            <text:p>118.166</text:p>
          </table:table-cell>
          <table:table-cell table:formula="of:=[.L40]/[.C40]" office:value-type="float" office:value="0.985824561403509" calcext:value-type="float">
            <text:p>0.986</text:p>
          </table:table-cell>
          <table:table-cell office:value-type="float" office:value="152" calcext:value-type="float">
            <text:p>152</text:p>
          </table:table-cell>
          <table:table-cell office:value-type="float" office:value="533.6612" calcext:value-type="float">
            <text:p>533.66120</text:p>
          </table:table-cell>
          <table:table-cell office:value-type="float" office:value="0.042523" calcext:value-type="float">
            <text:p>0.04252</text:p>
          </table:table-cell>
          <table:table-cell table:formula="of:=[.Q40]-[.B40]" office:value-type="float" office:value="0.508699999999976" calcext:value-type="float">
            <text:p>0.509</text:p>
          </table:table-cell>
          <table:table-cell table:formula="of:=ABS([.S40]-[.S48])" office:value-type="float" office:value="118.197666666667" calcext:value-type="float">
            <text:p>118.198</text:p>
          </table:table-cell>
          <table:table-cell table:formula="of:=[.R40]/[.C40]" office:value-type="float" office:value="0.994690058479532" calcext:value-type="float">
            <text:p>0.995</text:p>
          </table:table-cell>
          <table:table-cell office:value-type="float" office:value="98" calcext:value-type="float">
            <text:p>98</text:p>
          </table:table-cell>
          <table:table-cell office:value-type="float" office:value="534.274" calcext:value-type="float">
            <text:p>534.27400</text:p>
          </table:table-cell>
          <table:table-cell office:value-type="float" office:value="0.0426" calcext:value-type="float">
            <text:p>0.04260</text:p>
          </table:table-cell>
          <table:table-cell table:formula="of:=[.W40]-[.B40]" office:value-type="float" office:value="1.12149999999997" calcext:value-type="float">
            <text:p>1.121</text:p>
          </table:table-cell>
          <table:table-cell table:formula="of:=ABS([.Y40]-[.Y48])" office:value-type="float" office:value="118.206633333333" calcext:value-type="float">
            <text:p>118.207</text:p>
          </table:table-cell>
          <table:table-cell table:formula="of:=[.X40]/[.C40]" office:value-type="float" office:value="0.996491228070175" calcext:value-type="float">
            <text:p>0.9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30.5434" calcext:value-type="float">
            <text:p>530.54340</text:p>
          </table:table-cell>
          <table:table-cell office:value-type="float" office:value="0.056876" calcext:value-type="float">
            <text:p>0.05688</text:p>
          </table:table-cell>
          <table:table-cell office:value-type="float" office:value="248" calcext:value-type="float">
            <text:p>248</text:p>
          </table:table-cell>
          <table:table-cell office:value-type="float" office:value="530.7966" calcext:value-type="float">
            <text:p>530.79660</text:p>
          </table:table-cell>
          <table:table-cell office:value-type="float" office:value="0.05649" calcext:value-type="float">
            <text:p>0.05649</text:p>
          </table:table-cell>
          <table:table-cell table:formula="of:=[.E41]-[.B41]" office:value-type="float" office:value="0.253199999999993" calcext:value-type="float">
            <text:p>0.253</text:p>
          </table:table-cell>
          <table:table-cell table:formula="of:=ABS([.G41]-[.G48])" office:value-type="float" office:value="118.1844" calcext:value-type="float">
            <text:p>118.184</text:p>
          </table:table-cell>
          <table:table-cell table:formula="of:=[.F41]/[.C41]" office:value-type="float" office:value="0.993213306139672" calcext:value-type="float">
            <text:p>0.993</text:p>
          </table:table-cell>
          <table:table-cell office:value-type="float" office:value="123" calcext:value-type="float">
            <text:p>123</text:p>
          </table:table-cell>
          <table:table-cell office:value-type="float" office:value="531.27" calcext:value-type="float">
            <text:p>531.27000</text:p>
          </table:table-cell>
          <table:table-cell office:value-type="float" office:value="0.056069" calcext:value-type="float">
            <text:p>0.05607</text:p>
          </table:table-cell>
          <table:table-cell table:formula="of:=[.K41]-[.B41]" office:value-type="float" office:value="0.726599999999962" calcext:value-type="float">
            <text:p>0.727</text:p>
          </table:table-cell>
          <table:table-cell table:formula="of:=ABS([.M41]-[.M48])" office:value-type="float" office:value="118.1776" calcext:value-type="float">
            <text:p>118.178</text:p>
          </table:table-cell>
          <table:table-cell table:formula="of:=[.L41]/[.C41]" office:value-type="float" office:value="0.985811238483719" calcext:value-type="float">
            <text:p>0.986</text:p>
          </table:table-cell>
          <table:table-cell office:value-type="float" office:value="97" calcext:value-type="float">
            <text:p>97</text:p>
          </table:table-cell>
          <table:table-cell office:value-type="float" office:value="531.0546" calcext:value-type="float">
            <text:p>531.05460</text:p>
          </table:table-cell>
          <table:table-cell office:value-type="float" office:value="0.056323" calcext:value-type="float">
            <text:p>0.05632</text:p>
          </table:table-cell>
          <table:table-cell table:formula="of:=[.Q41]-[.B41]" office:value-type="float" office:value="0.511200000000031" calcext:value-type="float">
            <text:p>0.511</text:p>
          </table:table-cell>
          <table:table-cell table:formula="of:=ABS([.S41]-[.S48])" office:value-type="float" office:value="118.195166666667" calcext:value-type="float">
            <text:p>118.195</text:p>
          </table:table-cell>
          <table:table-cell table:formula="of:=[.R41]/[.C41]" office:value-type="float" office:value="0.990277094029116" calcext:value-type="float">
            <text:p>0.990</text:p>
          </table:table-cell>
          <table:table-cell office:value-type="float" office:value="61" calcext:value-type="float">
            <text:p>61</text:p>
          </table:table-cell>
          <table:table-cell office:value-type="float" office:value="531.6718" calcext:value-type="float">
            <text:p>531.67180</text:p>
          </table:table-cell>
          <table:table-cell office:value-type="float" office:value="0.056455" calcext:value-type="float">
            <text:p>0.05646</text:p>
          </table:table-cell>
          <table:table-cell table:formula="of:=[.W41]-[.B41]" office:value-type="float" office:value="1.12839999999994" calcext:value-type="float">
            <text:p>1.128</text:p>
          </table:table-cell>
          <table:table-cell table:formula="of:=ABS([.Y41]-[.Y48])" office:value-type="float" office:value="118.199733333333" calcext:value-type="float">
            <text:p>118.200</text:p>
          </table:table-cell>
          <table:table-cell table:formula="of:=[.X41]/[.C41]" office:value-type="float" office:value="0.992597932344047" calcext:value-type="float">
            <text:p>0.9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5.9054" calcext:value-type="float">
            <text:p>535.90540</text:p>
          </table:table-cell>
          <table:table-cell office:value-type="float" office:value="0.027278" calcext:value-type="float">
            <text:p>0.02728</text:p>
          </table:table-cell>
          <table:table-cell office:value-type="float" office:value="327" calcext:value-type="float">
            <text:p>327</text:p>
          </table:table-cell>
          <table:table-cell office:value-type="float" office:value="536.1452" calcext:value-type="float">
            <text:p>536.14520</text:p>
          </table:table-cell>
          <table:table-cell office:value-type="float" office:value="0.027072" calcext:value-type="float">
            <text:p>0.02707</text:p>
          </table:table-cell>
          <table:table-cell table:formula="of:=[.E42]-[.B42]" office:value-type="float" office:value="0.239800000000059" calcext:value-type="float">
            <text:p>0.240</text:p>
          </table:table-cell>
          <table:table-cell table:formula="of:=ABS([.G42]-[.G48])" office:value-type="float" office:value="118.1978" calcext:value-type="float">
            <text:p>118.198</text:p>
          </table:table-cell>
          <table:table-cell table:formula="of:=[.F42]/[.C42]" office:value-type="float" office:value="0.992448126695506" calcext:value-type="float">
            <text:p>0.992</text:p>
          </table:table-cell>
          <table:table-cell office:value-type="float" office:value="177" calcext:value-type="float">
            <text:p>177</text:p>
          </table:table-cell>
          <table:table-cell office:value-type="float" office:value="536.5762" calcext:value-type="float">
            <text:p>536.57620</text:p>
          </table:table-cell>
          <table:table-cell office:value-type="float" office:value="0.026863" calcext:value-type="float">
            <text:p>0.02686</text:p>
          </table:table-cell>
          <table:table-cell table:formula="of:=[.K42]-[.B42]" office:value-type="float" office:value="0.670799999999986" calcext:value-type="float">
            <text:p>0.671</text:p>
          </table:table-cell>
          <table:table-cell table:formula="of:=ABS([.M42]-[.M48])" office:value-type="float" office:value="118.2334" calcext:value-type="float">
            <text:p>118.233</text:p>
          </table:table-cell>
          <table:table-cell table:formula="of:=[.L42]/[.C42]" office:value-type="float" office:value="0.984786274653567" calcext:value-type="float">
            <text:p>0.985</text:p>
          </table:table-cell>
          <table:table-cell office:value-type="float" office:value="138" calcext:value-type="float">
            <text:p>138</text:p>
          </table:table-cell>
          <table:table-cell office:value-type="float" office:value="536.4001" calcext:value-type="float">
            <text:p>536.40010</text:p>
          </table:table-cell>
          <table:table-cell office:value-type="float" office:value="0.026759" calcext:value-type="float">
            <text:p>0.02676</text:p>
          </table:table-cell>
          <table:table-cell table:formula="of:=[.Q42]-[.B42]" office:value-type="float" office:value="0.494699999999966" calcext:value-type="float">
            <text:p>0.495</text:p>
          </table:table-cell>
          <table:table-cell table:formula="of:=ABS([.S42]-[.S48])" office:value-type="float" office:value="118.211666666667" calcext:value-type="float">
            <text:p>118.212</text:p>
          </table:table-cell>
          <table:table-cell table:formula="of:=[.R42]/[.C42]" office:value-type="float" office:value="0.980973678422172" calcext:value-type="float">
            <text:p>0.981</text:p>
          </table:table-cell>
          <table:table-cell office:value-type="float" office:value="81" calcext:value-type="float">
            <text:p>81</text:p>
          </table:table-cell>
          <table:table-cell office:value-type="float" office:value="537.011" calcext:value-type="float">
            <text:p>537.01100</text:p>
          </table:table-cell>
          <table:table-cell office:value-type="float" office:value="0.026895" calcext:value-type="float">
            <text:p>0.02690</text:p>
          </table:table-cell>
          <table:table-cell table:formula="of:=[.W42]-[.B42]" office:value-type="float" office:value="1.10559999999998" calcext:value-type="float">
            <text:p>1.106</text:p>
          </table:table-cell>
          <table:table-cell table:formula="of:=ABS([.Y42]-[.Y48])" office:value-type="float" office:value="118.222533333333" calcext:value-type="float">
            <text:p>118.223</text:p>
          </table:table-cell>
          <table:table-cell table:formula="of:=[.X42]/[.C42]" office:value-type="float" office:value="0.985959381186304" calcext:value-type="float">
            <text:p>0.9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office:value-type="float" office:value="532.0549" calcext:value-type="float">
            <text:p>532.05490</text:p>
          </table:table-cell>
          <table:table-cell office:value-type="float" office:value="0.038027" calcext:value-type="float">
            <text:p>0.03803</text:p>
          </table:table-cell>
          <table:table-cell table:formula="of:=[.E43]-[.B43]" office:value-type="float" office:value="532.0549" calcext:value-type="float">
            <text:p>532.055</text:p>
          </table:table-cell>
          <table:table-cell table:formula="of:=ABS([.G43]-[.G48])" office:value-type="float" office:value="413.6173" calcext:value-type="float">
            <text:p>413.617</text:p>
          </table:table-cell>
          <table:table-cell table:formula="of:=[.F43]/[.C43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532.5119" calcext:value-type="float">
            <text:p>532.51190</text:p>
          </table:table-cell>
          <table:table-cell office:value-type="float" office:value="0.037754" calcext:value-type="float">
            <text:p>0.03775</text:p>
          </table:table-cell>
          <table:table-cell table:formula="of:=[.K43]-[.B43]" office:value-type="float" office:value="532.5119" calcext:value-type="float">
            <text:p>532.512</text:p>
          </table:table-cell>
          <table:table-cell table:formula="of:=ABS([.M43]-[.M48])" office:value-type="float" office:value="413.6077" calcext:value-type="float">
            <text:p>413.608</text:p>
          </table:table-cell>
          <table:table-cell table:formula="of:=[.L43]/[.C4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532.3009" calcext:value-type="float">
            <text:p>532.30090</text:p>
          </table:table-cell>
          <table:table-cell office:value-type="float" office:value="0.037909" calcext:value-type="float">
            <text:p>0.03791</text:p>
          </table:table-cell>
          <table:table-cell table:formula="of:=[.Q43]-[.B43]" office:value-type="float" office:value="532.3009" calcext:value-type="float">
            <text:p>532.301</text:p>
          </table:table-cell>
          <table:table-cell table:formula="of:=ABS([.S43]-[.S48])" office:value-type="float" office:value="413.594533333333" calcext:value-type="float">
            <text:p>413.595</text:p>
          </table:table-cell>
          <table:table-cell table:formula="of:=[.R43]/[.C43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532.9248" calcext:value-type="float">
            <text:p>532.92480</text:p>
          </table:table-cell>
          <table:table-cell office:value-type="float" office:value="0.037992" calcext:value-type="float">
            <text:p>0.03799</text:p>
          </table:table-cell>
          <table:table-cell table:formula="of:=[.W43]-[.B43]" office:value-type="float" office:value="532.9248" calcext:value-type="float">
            <text:p>532.925</text:p>
          </table:table-cell>
          <table:table-cell table:formula="of:=ABS([.Y43]-[.Y48])" office:value-type="float" office:value="413.596666666667" calcext:value-type="float">
            <text:p>413.597</text:p>
          </table:table-cell>
          <table:table-cell table:formula="of:=[.X43]/[.C43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Default"/>
          <table:table-cell table:style-name="ce8" table:number-columns-repeated="2"/>
          <table:table-cell/>
          <table:table-cell table:style-name="Default" office:value-type="float" office:value="532.0954" calcext:value-type="float">
            <text:p>532.0954</text:p>
          </table:table-cell>
          <table:table-cell table:style-name="ce64" office:value-type="float" office:value="0.037067" calcext:value-type="float">
            <text:p>0.03707</text:p>
          </table:table-cell>
          <table:table-cell table:formula="of:=[.E44]-[.B44]" office:value-type="float" office:value="532.0954" calcext:value-type="float">
            <text:p>532.095</text:p>
          </table:table-cell>
          <table:table-cell table:formula="of:=ABS([.G44]-[.G48])" office:value-type="float" office:value="413.6578" calcext:value-type="float">
            <text:p>413.658</text:p>
          </table:table-cell>
          <table:table-cell table:formula="of:=[.F44]/[.C44]" office:value-type="string" office:string-value="" calcext:value-type="error">
            <text:p>#DIV/0!</text:p>
          </table:table-cell>
          <table:table-cell/>
          <table:table-cell table:style-name="ce64" office:value-type="float" office:value="532.552" calcext:value-type="float">
            <text:p>532.55200</text:p>
          </table:table-cell>
          <table:table-cell table:style-name="ce64" office:value-type="float" office:value="0.036658" calcext:value-type="float">
            <text:p>0.03666</text:p>
          </table:table-cell>
          <table:table-cell table:formula="of:=[.K44]-[.B44]" office:value-type="float" office:value="532.552" calcext:value-type="float">
            <text:p>532.552</text:p>
          </table:table-cell>
          <table:table-cell table:formula="of:=ABS([.M44]-[.M48])" office:value-type="float" office:value="413.6478" calcext:value-type="float">
            <text:p>413.648</text:p>
          </table:table-cell>
          <table:table-cell table:formula="of:=[.L44]/[.C44]" office:value-type="string" office:string-value="" calcext:value-type="error">
            <text:p>#DIV/0!</text:p>
          </table:table-cell>
          <table:table-cell/>
          <table:table-cell office:value-type="float" office:value="532.3425" calcext:value-type="float">
            <text:p>532.34250</text:p>
          </table:table-cell>
          <table:table-cell office:value-type="float" office:value="0.036907" calcext:value-type="float">
            <text:p>0.03691</text:p>
          </table:table-cell>
          <table:table-cell table:formula="of:=[.Q44]-[.B44]" office:value-type="float" office:value="532.3425" calcext:value-type="float">
            <text:p>532.343</text:p>
          </table:table-cell>
          <table:table-cell table:formula="of:=ABS([.S44]-[.S48])" office:value-type="float" office:value="413.636133333333" calcext:value-type="float">
            <text:p>413.636</text:p>
          </table:table-cell>
          <table:table-cell table:formula="of:=[.R44]/[.C44]" office:value-type="string" office:string-value="" calcext:value-type="error">
            <text:p>#DIV/0!</text:p>
          </table:table-cell>
          <table:table-cell/>
          <table:table-cell office:value-type="float" office:value="532.9663" calcext:value-type="float">
            <text:p>532.96630</text:p>
          </table:table-cell>
          <table:table-cell office:value-type="float" office:value="0.037046" calcext:value-type="float">
            <text:p>0.03705</text:p>
          </table:table-cell>
          <table:table-cell table:formula="of:=[.W44]-[.B44]" office:value-type="float" office:value="532.9663" calcext:value-type="float">
            <text:p>532.966</text:p>
          </table:table-cell>
          <table:table-cell table:formula="of:=ABS([.Y44]-[.Y48])" office:value-type="float" office:value="413.638166666667" calcext:value-type="float">
            <text:p>413.638</text:p>
          </table:table-cell>
          <table:table-cell table:formula="of:=[.X44]/[.C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table:style-name="ce64" office:value-type="float" office:value="530.3457" calcext:value-type="float">
            <text:p>530.34570</text:p>
          </table:table-cell>
          <table:table-cell table:style-name="ce64" office:value-type="float" office:value="0.088386" calcext:value-type="float">
            <text:p>0.08839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530.6049" calcext:value-type="float">
            <text:p>530.6049</text:p>
          </table:table-cell>
          <table:table-cell table:style-name="ce64" office:value-type="float" office:value="0.08777" calcext:value-type="float">
            <text:p>0.08777</text:p>
          </table:table-cell>
          <table:table-cell table:formula="of:=[.E45]-[.B45]" office:value-type="float" office:value="0.259200000000078" calcext:value-type="float">
            <text:p>0.259</text:p>
          </table:table-cell>
          <table:table-cell table:formula="of:=ABS([.G45]-[.G48])" office:value-type="float" office:value="118.1784" calcext:value-type="float">
            <text:p>118.178</text:p>
          </table:table-cell>
          <table:table-cell table:formula="of:=[.F45]/[.C45]" office:value-type="float" office:value="0.993030570452334" calcext:value-type="float">
            <text:p>0.993</text:p>
          </table:table-cell>
          <table:table-cell office:value-type="float" office:value="177" calcext:value-type="float">
            <text:p>177</text:p>
          </table:table-cell>
          <table:table-cell table:style-name="ce64" office:value-type="float" office:value="531.1032" calcext:value-type="float">
            <text:p>531.10320</text:p>
          </table:table-cell>
          <table:table-cell table:style-name="ce64" office:value-type="float" office:value="0.087142" calcext:value-type="float">
            <text:p>0.08714</text:p>
          </table:table-cell>
          <table:table-cell table:formula="of:=[.K45]-[.B45]" office:value-type="float" office:value="0.75750000000005" calcext:value-type="float">
            <text:p>0.758</text:p>
          </table:table-cell>
          <table:table-cell table:formula="of:=ABS([.M45]-[.M48])" office:value-type="float" office:value="118.1467" calcext:value-type="float">
            <text:p>118.147</text:p>
          </table:table-cell>
          <table:table-cell table:formula="of:=[.L45]/[.C45]" office:value-type="float" office:value="0.985925372796597" calcext:value-type="float">
            <text:p>0.986</text:p>
          </table:table-cell>
          <table:table-cell office:value-type="float" office:value="138" calcext:value-type="float">
            <text:p>138</text:p>
          </table:table-cell>
          <table:table-cell office:value-type="float" office:value="530.8515" calcext:value-type="float">
            <text:p>530.85150</text:p>
          </table:table-cell>
          <table:table-cell office:value-type="float" office:value="0.087778" calcext:value-type="float">
            <text:p>0.08778</text:p>
          </table:table-cell>
          <table:table-cell table:formula="of:=[.Q45]-[.B45]" office:value-type="float" office:value="0.505800000000022" calcext:value-type="float">
            <text:p>0.506</text:p>
          </table:table-cell>
          <table:table-cell table:formula="of:=ABS([.S45]-[.S48])" office:value-type="float" office:value="118.200566666667" calcext:value-type="float">
            <text:p>118.201</text:p>
          </table:table-cell>
          <table:table-cell table:formula="of:=[.R45]/[.C45]" office:value-type="float" office:value="0.993121082524382" calcext:value-type="float">
            <text:p>0.993</text:p>
          </table:table-cell>
          <table:table-cell office:value-type="float" office:value="81" calcext:value-type="float">
            <text:p>81</text:p>
          </table:table-cell>
          <table:table-cell office:value-type="float" office:value="531.4909" calcext:value-type="float">
            <text:p>531.49090</text:p>
          </table:table-cell>
          <table:table-cell office:value-type="float" office:value="0.088098" calcext:value-type="float">
            <text:p>0.08810</text:p>
          </table:table-cell>
          <table:table-cell table:formula="of:=[.W45]-[.B45]" office:value-type="float" office:value="1.14520000000005" calcext:value-type="float">
            <text:p>1.145</text:p>
          </table:table-cell>
          <table:table-cell table:formula="of:=ABS([.Y45]-[.Y48])" office:value-type="float" office:value="118.182933333333" calcext:value-type="float">
            <text:p>118.183</text:p>
          </table:table-cell>
          <table:table-cell table:formula="of:=[.X45]/[.C45]" office:value-type="float" office:value="0.996741565406286" calcext:value-type="float">
            <text:p>0.9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Default" office:value-type="float" office:value="534.7391" calcext:value-type="float">
            <text:p>534.7391</text:p>
          </table:table-cell>
          <table:table-cell table:style-name="Default" office:value-type="float" office:value="0.051307" calcext:value-type="float">
            <text:p>0.051307</text:p>
          </table:table-cell>
          <table:table-cell table:style-name="Default"/>
          <table:table-cell table:style-name="Default" office:value-type="float" office:value="535.007" calcext:value-type="float">
            <text:p>535.007</text:p>
          </table:table-cell>
          <table:table-cell table:style-name="ce64" office:value-type="float" office:value="0.050905" calcext:value-type="float">
            <text:p>0.05091</text:p>
          </table:table-cell>
          <table:table-cell table:formula="of:=[.E46]-[.B46]" office:value-type="float" office:value="0.267899999999941" calcext:value-type="float">
            <text:p>0.268</text:p>
          </table:table-cell>
          <table:table-cell table:formula="of:=ABS([.G46]-[.G48])" office:value-type="float" office:value="118.1697" calcext:value-type="float">
            <text:p>118.170</text:p>
          </table:table-cell>
          <table:table-cell table:formula="of:=[.F46]/[.C46]" office:value-type="float" office:value="0.99216481181905" calcext:value-type="float">
            <text:p>0.992</text:p>
          </table:table-cell>
          <table:table-cell/>
          <table:table-cell table:style-name="ce64" office:value-type="float" office:value="535.49" calcext:value-type="float">
            <text:p>535.49000</text:p>
          </table:table-cell>
          <table:table-cell table:style-name="ce64" office:value-type="float" office:value="0.050615" calcext:value-type="float">
            <text:p>0.05062</text:p>
          </table:table-cell>
          <table:table-cell table:formula="of:=[.K46]-[.B46]" office:value-type="float" office:value="0.750900000000001" calcext:value-type="float">
            <text:p>0.751</text:p>
          </table:table-cell>
          <table:table-cell table:formula="of:=ABS([.M46]-[.M48])" office:value-type="float" office:value="118.1533" calcext:value-type="float">
            <text:p>118.153</text:p>
          </table:table-cell>
          <table:table-cell table:formula="of:=[.L46]/[.C46]" office:value-type="float" office:value="0.986512561638763" calcext:value-type="float">
            <text:p>0.987</text:p>
          </table:table-cell>
          <table:table-cell/>
          <table:table-cell office:value-type="float" office:value="535.3392" calcext:value-type="float">
            <text:p>535.33920</text:p>
          </table:table-cell>
          <table:table-cell office:value-type="float" office:value="0.049265" calcext:value-type="float">
            <text:p>0.04927</text:p>
          </table:table-cell>
          <table:table-cell table:formula="of:=[.Q46]-[.B46]" office:value-type="float" office:value="0.600099999999998" calcext:value-type="float">
            <text:p>0.600</text:p>
          </table:table-cell>
          <table:table-cell table:formula="of:=ABS([.S46]-[.S48])" office:value-type="float" office:value="118.106266666667" calcext:value-type="float">
            <text:p>118.106</text:p>
          </table:table-cell>
          <table:table-cell table:formula="of:=[.R46]/[.C46]" office:value-type="float" office:value="0.960200362523632" calcext:value-type="float">
            <text:p>0.960</text:p>
          </table:table-cell>
          <table:table-cell/>
          <table:table-cell office:value-type="float" office:value="535.9753" calcext:value-type="float">
            <text:p>535.97530</text:p>
          </table:table-cell>
          <table:table-cell office:value-type="float" office:value="0.04938" calcext:value-type="float">
            <text:p>0.04938</text:p>
          </table:table-cell>
          <table:table-cell table:formula="of:=[.W46]-[.B46]" office:value-type="float" office:value="1.23619999999994" calcext:value-type="float">
            <text:p>1.236</text:p>
          </table:table-cell>
          <table:table-cell table:formula="of:=ABS([.Y46]-[.Y48])" office:value-type="float" office:value="118.091933333333" calcext:value-type="float">
            <text:p>118.092</text:p>
          </table:table-cell>
          <table:table-cell table:formula="of:=[.X46]/[.C46]" office:value-type="float" office:value="0.962441772077884" calcext:value-type="float">
            <text:p>0.962</text:p>
          </table:table-cell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table:style-name="Default" table:number-columns-repeated="2"/>
          <table:table-cell office:value-type="float" office:value="533" calcext:value-type="float">
            <text:p>533</text:p>
          </table:table-cell>
          <table:table-cell table:style-name="Default"/>
          <table:table-cell table:style-name="ce64"/>
          <table:table-cell table:style-name="Default" table:number-columns-repeated="3"/>
          <table:table-cell office:value-type="float" office:value="224" calcext:value-type="float">
            <text:p>224</text:p>
          </table:table-cell>
          <table:table-cell table:style-name="ce64" office:value-type="float" office:value="534.1402" calcext:value-type="float">
            <text:p>534.14020</text:p>
          </table:table-cell>
          <table:table-cell table:style-name="ce64" office:value-type="float" office:value="0.027125" calcext:value-type="float">
            <text:p>0.02713</text:p>
          </table:table-cell>
          <table:table-cell table:style-name="Default" table:number-columns-repeated="3"/>
          <table:table-cell office:value-type="float" office:value="186" calcext:value-type="float">
            <text:p>186</text:p>
          </table:table-cell>
          <table:table-cell office:value-type="float" office:value="533.7241" calcext:value-type="float">
            <text:p>533.72410</text:p>
          </table:table-cell>
          <table:table-cell office:value-type="float" office:value="0.02874" calcext:value-type="float">
            <text:p>0.02874</text:p>
          </table:table-cell>
          <table:table-cell table:style-name="Default" table:number-columns-repeated="3"/>
          <table:table-cell office:value-type="float" office:value="153" calcext:value-type="float">
            <text:p>153</text:p>
          </table:table-cell>
          <table:table-cell office:value-type="float" office:value="534.3603" calcext:value-type="float">
            <text:p>534.36030</text:p>
          </table:table-cell>
          <table:table-cell office:value-type="float" office:value="0.028982" calcext:value-type="float">
            <text:p>0.02898</text:p>
          </table:table-cell>
          <table:table-cell table:style-name="Default"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5"/>
          <table:table-cell table:style-name="ce62" table:formula="of:=AVERAGE([.G38:.G47])" office:value-type="float" office:value="118.4376" calcext:value-type="float">
            <text:p>118.438</text:p>
          </table:table-cell>
          <table:table-cell table:style-name="ce62"/>
          <table:table-cell table:style-name="ce62" table:formula="of:=AVERAGE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AVERAGE([.M38:.M47])" office:value-type="float" office:value="118.9042" calcext:value-type="float">
            <text:p>118.904</text:p>
          </table:table-cell>
          <table:table-cell table:style-name="ce62"/>
          <table:table-cell table:style-name="ce62" table:formula="of:=AVERAGE([.O38:.O47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38:.S47])" office:value-type="float" office:value="118.706366666667" calcext:value-type="float">
            <text:p>118.706</text:p>
          </table:table-cell>
          <table:table-cell table:style-name="ce62"/>
          <table:table-cell table:style-name="ce62" table:formula="of:=AVERAGE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AVERAGE([.Y38:.Y47])" office:value-type="float" office:value="119.328133333333" calcext:value-type="float">
            <text:p>119.328</text:p>
          </table:table-cell>
          <table:table-cell table:style-name="ce62"/>
          <table:table-cell table:style-name="ce62" table:formula="of:=AVERAGE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62" table:formula="of:=STDEV([.G38:.G47])" office:value-type="float" office:value="234.510448359993" calcext:value-type="float">
            <text:p>234.510</text:p>
          </table:table-cell>
          <table:table-cell table:style-name="ce62"/>
          <table:table-cell table:style-name="ce62" table:formula="of:=STDEV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M38:.M47])" office:value-type="float" office:value="234.504893483713" calcext:value-type="float">
            <text:p>234.505</text:p>
          </table:table-cell>
          <table:table-cell table:style-name="ce62"/>
          <table:table-cell table:style-name="ce62" table:formula="of:=STDEV([.O38:.O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S38:.S47])" office:value-type="float" office:value="234.49785500672" calcext:value-type="float">
            <text:p>234.498</text:p>
          </table:table-cell>
          <table:table-cell table:style-name="ce62"/>
          <table:table-cell table:style-name="ce62" table:formula="of:=STDEV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STDEV([.Y38:.Y47])" office:value-type="float" office:value="234.499037030768" calcext:value-type="float">
            <text:p>234.499</text:p>
          </table:table-cell>
          <table:table-cell table:style-name="ce62"/>
          <table:table-cell table:style-name="ce62" table:formula="of:=STDEV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5"/>
          <table:table-cell table:style-name="ce62" table:formula="of:=MAX([.H38:.H47])" office:value-type="float" office:value="413.6578" calcext:value-type="float">
            <text:p>413.658</text:p>
          </table:table-cell>
          <table:table-cell table:style-name="ce45" table:number-columns-repeated="5"/>
          <table:table-cell table:style-name="ce62" table:formula="of:=MAX([.N38:.N47])" office:value-type="float" office:value="413.6478" calcext:value-type="float">
            <text:p>413.648</text:p>
          </table:table-cell>
          <table:table-cell table:style-name="ce45" table:number-columns-repeated="5"/>
          <table:table-cell table:style-name="ce62" table:formula="of:=MAX([.T38:.T47])" office:value-type="float" office:value="413.636133333333" calcext:value-type="float">
            <text:p>413.636</text:p>
          </table:table-cell>
          <table:table-cell table:style-name="ce45" table:number-columns-repeated="2"/>
          <table:table-cell table:style-name="ce49"/>
          <table:table-cell table:style-name="ce45" table:number-columns-repeated="2"/>
          <table:table-cell table:style-name="ce62" table:formula="of:=MAX([.Z38:.Z47])" office:value-type="float" office:value="413.638166666667" calcext:value-type="float">
            <text:p>413.638</text:p>
          </table:table-cell>
          <table:table-cell table:style-name="ce45" table:number-columns-repeated="2"/>
          <table:table-cell table:style-name="Default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22" office:value-type="string" calcext:value-type="string">
            <text:p>I</text:p>
          </table:table-cell>
          <table:table-cell table:style-name="ce22"/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ce22" office:value-type="string" calcext:value-type="string">
            <text:p>maxdev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ce22" office:value-type="string" calcext:value-type="string">
            <text:p>aC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G18]" office:value-type="float" office:value="102.673707142857" calcext:value-type="float">
            <text:p>102.674</text:p>
          </table:table-cell>
          <table:table-cell table:style-name="ce61" table:formula="of:=[.G19]" office:value-type="float" office:value="142.828477133661" calcext:value-type="float">
            <text:p>142.828</text:p>
          </table:table-cell>
          <table:table-cell table:style-name="ce61" table:formula="of:=[.G20]" office:value-type="float" office:value="187.240892857143" calcext:value-type="float">
            <text:p>187.241</text:p>
          </table:table-cell>
          <table:table-cell table:style-name="ce61" table:formula="of:=[.I18]" office:value-type="string" office:string-value="" calcext:value-type="error">
            <text:p>#DIV/0!</text:p>
          </table:table-cell>
          <table:table-cell table:formula="of:=[.I19]" office:value-type="string" office:string-value="" calcext:value-type="error">
            <text:p>#DIV/0!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G33]" office:value-type="float" office:value="120.56756" calcext:value-type="float">
            <text:p>120.568</text:p>
          </table:table-cell>
          <table:table-cell table:style-name="ce61" table:formula="of:=[.G34]" office:value-type="float" office:value="193.983703506622" calcext:value-type="float">
            <text:p>193.984</text:p>
          </table:table-cell>
          <table:table-cell table:style-name="ce61" table:formula="of:=[.G35]" office:value-type="float" office:value="283.07694" calcext:value-type="float">
            <text:p>283.077</text:p>
          </table:table-cell>
          <table:table-cell table:style-name="ce61" table:formula="of:=[.I33]" office:value-type="string" office:string-value="" calcext:value-type="error">
            <text:p>#DIV/0!</text:p>
          </table:table-cell>
          <table:table-cell table:formula="of:=[.I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G48]" office:value-type="float" office:value="118.4376" calcext:value-type="float">
            <text:p>118.438</text:p>
          </table:table-cell>
          <table:table-cell table:style-name="ce61" table:formula="of:=[.G49]" office:value-type="float" office:value="234.510448359993" calcext:value-type="float">
            <text:p>234.510</text:p>
          </table:table-cell>
          <table:table-cell table:style-name="ce61" table:formula="of:=[.G50]" office:value-type="float" office:value="413.6578" calcext:value-type="float">
            <text:p>413.658</text:p>
          </table:table-cell>
          <table:table-cell table:style-name="ce61" table:formula="of:=[.I48]" office:value-type="string" office:string-value="" calcext:value-type="error">
            <text:p>#DIV/0!</text:p>
          </table:table-cell>
          <table:table-cell table:formula="of:=[.I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a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M18]" office:value-type="float" office:value="102.867671428571" calcext:value-type="float">
            <text:p>102.868</text:p>
          </table:table-cell>
          <table:table-cell table:style-name="ce61" table:formula="of:=[.M19]" office:value-type="float" office:value="142.901982549382" calcext:value-type="float">
            <text:p>142.902</text:p>
          </table:table-cell>
          <table:table-cell table:style-name="ce61" table:formula="of:=[.M20]" office:value-type="float" office:value="187.346128571429" calcext:value-type="float">
            <text:p>187.346</text:p>
          </table:table-cell>
          <table:table-cell table:style-name="ce61" table:formula="of:=[.O18]" office:value-type="string" office:string-value="" calcext:value-type="error">
            <text:p>#DIV/0!</text:p>
          </table:table-cell>
          <table:table-cell table:formula="of:=[.O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M33]" office:value-type="float" office:value="160.90379" calcext:value-type="float">
            <text:p>160.904</text:p>
          </table:table-cell>
          <table:table-cell table:style-name="ce61" table:formula="of:=[.M34]" office:value-type="float" office:value="207.075929461546" calcext:value-type="float">
            <text:p>207.076</text:p>
          </table:table-cell>
          <table:table-cell table:style-name="ce61" table:formula="of:=[.M35]" office:value-type="float" office:value="243.11421" calcext:value-type="float">
            <text:p>243.114</text:p>
          </table:table-cell>
          <table:table-cell table:style-name="ce61" table:formula="of:=[.O33]" office:value-type="string" office:string-value="" calcext:value-type="error">
            <text:p>#DIV/0!</text:p>
          </table:table-cell>
          <table:table-cell table:formula="of:=[.O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M48]" office:value-type="float" office:value="118.9042" calcext:value-type="float">
            <text:p>118.904</text:p>
          </table:table-cell>
          <table:table-cell table:style-name="ce61" table:formula="of:=[.M49]" office:value-type="float" office:value="234.504893483713" calcext:value-type="float">
            <text:p>234.505</text:p>
          </table:table-cell>
          <table:table-cell table:style-name="ce61" table:formula="of:=[.M50]" office:value-type="float" office:value="413.6478" calcext:value-type="float">
            <text:p>413.648</text:p>
          </table:table-cell>
          <table:table-cell table:style-name="ce61" table:formula="of:=[.O48]" office:value-type="string" office:string-value="" calcext:value-type="error">
            <text:p>#DIV/0!</text:p>
          </table:table-cell>
          <table:table-cell table:formula="of:=[.O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u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S18]" office:value-type="float" office:value="184.999921428571" calcext:value-type="float">
            <text:p>185.000</text:p>
          </table:table-cell>
          <table:table-cell table:style-name="ce61" table:formula="of:=[.S19]" office:value-type="float" office:value="142.682273418428" calcext:value-type="float">
            <text:p>142.682</text:p>
          </table:table-cell>
          <table:table-cell table:style-name="ce61" table:formula="of:=[.S20]" office:value-type="float" office:value="184.592321428571" calcext:value-type="float">
            <text:p>184.592</text:p>
          </table:table-cell>
          <table:table-cell table:style-name="ce61" table:formula="of:=[.U18]" office:value-type="string" office:string-value="" calcext:value-type="error">
            <text:p>#DIV/0!</text:p>
          </table:table-cell>
          <table:table-cell table:formula="of:=[.U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S33]" office:value-type="float" office:value="200.94578" calcext:value-type="float">
            <text:p>200.946</text:p>
          </table:table-cell>
          <table:table-cell table:style-name="ce61" table:formula="of:=[.S34]" office:value-type="float" office:value="211.20922660693" calcext:value-type="float">
            <text:p>211.209</text:p>
          </table:table-cell>
          <table:table-cell table:style-name="ce61" table:formula="of:=[.S35]" office:value-type="float" office:value="203.12982" calcext:value-type="float">
            <text:p>203.130</text:p>
          </table:table-cell>
          <table:table-cell table:style-name="ce61" table:formula="of:=[.U33]" office:value-type="string" office:string-value="" calcext:value-type="error">
            <text:p>#DIV/0!</text:p>
          </table:table-cell>
          <table:table-cell table:formula="of:=[.U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S48]" office:value-type="float" office:value="118.706366666667" calcext:value-type="float">
            <text:p>118.706</text:p>
          </table:table-cell>
          <table:table-cell table:style-name="ce61" table:formula="of:=[.S49]" office:value-type="float" office:value="234.49785500672" calcext:value-type="float">
            <text:p>234.498</text:p>
          </table:table-cell>
          <table:table-cell table:style-name="ce61" table:formula="of:=[.S50]" office:value-type="float" office:value="413.636133333333" calcext:value-type="float">
            <text:p>413.636</text:p>
          </table:table-cell>
          <table:table-cell table:style-name="ce61" table:formula="of:=[.U48]" office:value-type="string" office:string-value="" calcext:value-type="error">
            <text:p>#DIV/0!</text:p>
          </table:table-cell>
          <table:table-cell table:formula="of:=[.U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Y18]" office:value-type="float" office:value="185.372571428571" calcext:value-type="float">
            <text:p>185.373</text:p>
          </table:table-cell>
          <table:table-cell table:style-name="ce61" table:formula="of:=[.Y19]" office:value-type="float" office:value="142.651997086376" calcext:value-type="float">
            <text:p>142.652</text:p>
          </table:table-cell>
          <table:table-cell table:style-name="ce61" table:formula="of:=[.Y20]" office:value-type="float" office:value="184.593771428571" calcext:value-type="float">
            <text:p>184.594</text:p>
          </table:table-cell>
          <table:table-cell table:style-name="ce61" table:formula="of:=[.AA18]" office:value-type="string" office:string-value="" calcext:value-type="error">
            <text:p>#DIV/0!</text:p>
          </table:table-cell>
          <table:table-cell table:formula="of:=[.AA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Y33]" office:value-type="float" office:value="201.42413" calcext:value-type="float">
            <text:p>201.424</text:p>
          </table:table-cell>
          <table:table-cell table:style-name="ce61" table:formula="of:=[.Y34]" office:value-type="float" office:value="211.209051440379" calcext:value-type="float">
            <text:p>211.209</text:p>
          </table:table-cell>
          <table:table-cell table:style-name="ce61" table:formula="of:=[.Y35]" office:value-type="float" office:value="203.13157" calcext:value-type="float">
            <text:p>203.132</text:p>
          </table:table-cell>
          <table:table-cell table:style-name="ce61" table:formula="of:=[.AA33]" office:value-type="string" office:string-value="" calcext:value-type="error">
            <text:p>#DIV/0!</text:p>
          </table:table-cell>
          <table:table-cell table:formula="of:=[.AA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Y48]" office:value-type="float" office:value="119.328133333333" calcext:value-type="float">
            <text:p>119.328</text:p>
          </table:table-cell>
          <table:table-cell table:style-name="ce61" table:formula="of:=[.Y49]" office:value-type="float" office:value="234.499037030768" calcext:value-type="float">
            <text:p>234.499</text:p>
          </table:table-cell>
          <table:table-cell table:style-name="ce61" table:formula="of:=[.Y50]" office:value-type="float" office:value="413.638166666667" calcext:value-type="float">
            <text:p>413.638</text:p>
          </table:table-cell>
          <table:table-cell table:style-name="ce61" table:formula="of:=[.AA48]" office:value-type="string" office:string-value="" calcext:value-type="error">
            <text:p>#DIV/0!</text:p>
          </table:table-cell>
          <table:table-cell table:formula="of:=[.AA49]" office:value-type="string" office:string-value="" calcext:value-type="error">
            <text:p>#DIV/0!</text:p>
          </table:table-cell>
          <table:table-cell table:style-name="Default" table:number-columns-repeated="21"/>
        </table:table-row>
      </table:table>
      <table:table table:name="Lin.dep." table:style-name="ta1">
        <table:table-column table:style-name="co1" table:default-cell-style-name="ce23"/>
        <table:table-column table:style-name="co2" table:number-columns-repeated="2" table:default-cell-style-name="ce64"/>
        <table:table-column table:style-name="co2" table:number-columns-repeated="2" table:default-cell-style-name="ce68"/>
        <table:table-column table:style-name="co2" table:number-columns-repeated="2" table:default-cell-style-name="ce74"/>
        <table:table-column table:style-name="co2" table:number-columns-repeated="5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row table:style-name="ro1">
          <table:table-cell table:style-name="Default"/>
          <table:table-cell table:style-name="ce22" office:value-type="string" calcext:value-type="string">
            <text:p>default</text:p>
          </table:table-cell>
          <table:table-cell table:style-name="ce22"/>
          <table:table-cell table:style-name="ce22" office:value-type="string" calcext:value-type="string">
            <text:p>Threshold = 3</text:p>
          </table:table-cell>
          <table:table-cell table:style-name="ce22" table:number-columns-repeated="2"/>
          <table:table-cell table:style-name="Default"/>
          <table:table-cell table:style-name="ce22"/>
          <table:table-cell table:number-columns-repeated="2"/>
          <table:table-cell table:style-name="ce22" table:number-columns-repeated="2"/>
          <table:table-cell table:style-name="Default"/>
          <table:table-cell/>
          <table:table-cell table:style-name="ce22"/>
          <table:table-cell/>
          <table:table-cell table:style-name="Default" table:number-columns-repeated="2"/>
          <table:table-cell table:style-name="ce22"/>
          <table:table-cell/>
          <table:table-cell table:style-name="ce22"/>
          <table:table-cell/>
          <table:table-cell table:style-name="Default" table:number-columns-repeated="2"/>
          <table:table-cell table:style-name="ce22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22" office:value-type="string" calcext:value-type="string">
            <text:p>I / Iref</text:p>
          </table:table-cell>
          <table:table-cell table:style-name="ce22"/>
          <table:table-cell/>
          <table:table-cell table:style-name="ce22" table:number-columns-repeated="3"/>
          <table:table-cell table:style-name="Default"/>
          <table:table-cell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6"/>
          <table:table-cell table:style-name="ce22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thene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table:formula="of:=[.D4]-[.B4]" office:value-type="float" office:value="0" calcext:value-type="float">
            <text:p>0.0000</text:p>
          </table:table-cell>
          <table:table-cell table:formula="of:=[.E4]/[.C4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ifluoroethene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table:formula="of:=[.D5]-[.B5]" office:value-type="float" office:value="0" calcext:value-type="float">
            <text:p>0.0000</text:p>
          </table:table-cell>
          <table:table-cell table:formula="of:=[.E5]/[.C5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table:formula="of:=[.D6]-[.B6]" office:value-type="float" office:value="0" calcext:value-type="float">
            <text:p>0.0000</text:p>
          </table:table-cell>
          <table:table-cell table:formula="of:=[.E6]/[.C6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table:formula="of:=[.D7]-[.B7]" office:value-type="float" office:value="0" calcext:value-type="float">
            <text:p>0.0000</text:p>
          </table:table-cell>
          <table:table-cell table:formula="of:=[.E7]/[.C7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table:formula="of:=[.D8]-[.B8]" office:value-type="float" office:value="0" calcext:value-type="float">
            <text:p>0.0000</text:p>
          </table:table-cell>
          <table:table-cell table:formula="of:=[.E8]/[.C8]" office:value-type="float" office:value="1" calcext:value-type="float">
            <text:p>1.0000</text:p>
          </table:table-cell>
          <table:table-cell table:style-name="ce76" table:number-columns-repeated="2"/>
          <table:table-cell table:number-columns-repeated="13"/>
          <table:table-cell table:style-name="ce7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291.619767" calcext:value-type="float">
            <text:p>291.61977</text:p>
          </table:table-cell>
          <table:table-cell office:value-type="float" office:value="0.078479" calcext:value-type="float">
            <text:p>0.07848</text:p>
          </table:table-cell>
          <table:table-cell table:style-name="ce64" office:value-type="float" office:value="291.619767" calcext:value-type="float">
            <text:p>291.61977</text:p>
          </table:table-cell>
          <table:table-cell table:style-name="ce64" office:value-type="float" office:value="0.078479" calcext:value-type="float">
            <text:p>0.07848</text:p>
          </table:table-cell>
          <table:table-cell table:formula="of:=[.D9]-[.B9]" office:value-type="float" office:value="0" calcext:value-type="float">
            <text:p>0.0000</text:p>
          </table:table-cell>
          <table:table-cell table:formula="of:=[.E9]/[.C9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imidazole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table:formula="of:=[.D10]-[.B10]" office:value-type="float" office:value="0" calcext:value-type="float">
            <text:p>0.0000</text:p>
          </table:table-cell>
          <table:table-cell table:formula="of:=[.E10]/[.C10]" office:value-type="float" office:value="1" calcext:value-type="float">
            <text:p>1.0000</text:p>
          </table:table-cell>
          <table:table-cell table:number-columns-repeated="2"/>
          <table:table-cell table:style-name="ce76"/>
          <table:table-cell table:style-name="ce61"/>
          <table:table-cell table:number-columns-repeated="17"/>
        </table:table-row>
        <table:table-row table:style-name="ro1">
          <table:table-cell/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table:formula="of:=[.D11]-[.B11]" office:value-type="float" office:value="0" calcext:value-type="float">
            <text:p>0.0000</text:p>
          </table:table-cell>
          <table:table-cell table:formula="of:=[.E11]/[.C11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table:formula="of:=[.D12]-[.B12]" office:value-type="float" office:value="0" calcext:value-type="float">
            <text:p>0.0000</text:p>
          </table:table-cell>
          <table:table-cell table:formula="of:=[.E12]/[.C1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cetonitrile</text:p>
          </table:table-cell>
          <table:table-cell office:value-type="float" office:value="286.568114" calcext:value-type="float">
            <text:p>286.56811</text:p>
          </table:table-cell>
          <table:table-cell office:value-type="float" office:value="0.046809" calcext:value-type="float">
            <text:p>0.04681</text:p>
          </table:table-cell>
          <table:table-cell office:value-type="float" office:value="286.570295" calcext:value-type="float">
            <text:p>286.57030</text:p>
          </table:table-cell>
          <table:table-cell office:value-type="float" office:value="0.046811" calcext:value-type="float">
            <text:p>0.04681</text:p>
          </table:table-cell>
          <table:table-cell table:formula="of:=[.D13]-[.B13]" office:value-type="float" office:value="0.00218100000000732" calcext:value-type="float">
            <text:p>0.0022</text:p>
          </table:table-cell>
          <table:table-cell table:formula="of:=[.E13]/[.C13]" office:value-type="float" office:value="1.00004272682604" calcext:value-type="float">
            <text:p>1.0000</text:p>
          </table:table-cell>
          <table:table-cell table:number-columns-repeated="3"/>
          <table:table-cell table:style-name="ce61"/>
          <table:table-cell table:number-columns-repeated="4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286.263816" calcext:value-type="float">
            <text:p>286.26382</text:p>
          </table:table-cell>
          <table:table-cell office:value-type="float" office:value="0.033904" calcext:value-type="float">
            <text:p>0.03390</text:p>
          </table:table-cell>
          <table:table-cell office:value-type="float" office:value="286.267015" calcext:value-type="float">
            <text:p>286.26702</text:p>
          </table:table-cell>
          <table:table-cell office:value-type="float" office:value="0.033885" calcext:value-type="float">
            <text:p>0.03389</text:p>
          </table:table-cell>
          <table:table-cell table:formula="of:=[.D14]-[.B14]" office:value-type="float" office:value="0.00319899999999507" calcext:value-type="float">
            <text:p>0.0032</text:p>
          </table:table-cell>
          <table:table-cell table:formula="of:=[.E14]/[.C14]" office:value-type="float" office:value="0.999439594148183" calcext:value-type="float">
            <text:p>0.9994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6.837731" calcext:value-type="float">
            <text:p>286.83773</text:p>
          </table:table-cell>
          <table:table-cell office:value-type="float" office:value="0.037768" calcext:value-type="float">
            <text:p>0.03777</text:p>
          </table:table-cell>
          <table:table-cell office:value-type="float" office:value="286.840726" calcext:value-type="float">
            <text:p>286.84073</text:p>
          </table:table-cell>
          <table:table-cell office:value-type="float" office:value="0.037755" calcext:value-type="float">
            <text:p>0.03776</text:p>
          </table:table-cell>
          <table:table-cell table:formula="of:=[.D15]-[.B15]" office:value-type="float" office:value="0.00299499999999853" calcext:value-type="float">
            <text:p>0.0030</text:p>
          </table:table-cell>
          <table:table-cell table:formula="of:=[.E15]/[.C15]" office:value-type="float" office:value="0.999655793264139" calcext:value-type="float">
            <text:p>0.9997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7.45221" calcext:value-type="float">
            <text:p>287.45221</text:p>
          </table:table-cell>
          <table:table-cell office:value-type="float" office:value="0.048364" calcext:value-type="float">
            <text:p>0.04836</text:p>
          </table:table-cell>
          <table:table-cell office:value-type="float" office:value="287.452185" calcext:value-type="float">
            <text:p>287.45219</text:p>
          </table:table-cell>
          <table:table-cell office:value-type="float" office:value="0.048353" calcext:value-type="float">
            <text:p>0.04835</text:p>
          </table:table-cell>
          <table:table-cell table:formula="of:=[.D16]-[.B16]" office:value-type="float" office:value="-0.0000249999999937245" calcext:value-type="float">
            <text:p>0.0000</text:p>
          </table:table-cell>
          <table:table-cell table:formula="of:=[.E16]/[.C16]" office:value-type="float" office:value="0.999772558101067" calcext:value-type="float">
            <text:p>0.9998</text:p>
          </table:table-cell>
          <table:table-cell table:number-columns-repeated="3"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style-name="Default"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office:value-type="float" office:value="286.489606" calcext:value-type="float">
            <text:p>286.48961</text:p>
          </table:table-cell>
          <table:table-cell office:value-type="float" office:value="0.158295" calcext:value-type="float">
            <text:p>0.15830</text:p>
          </table:table-cell>
          <table:table-cell office:value-type="float" office:value="286.490017" calcext:value-type="float">
            <text:p>286.49002</text:p>
          </table:table-cell>
          <table:table-cell office:value-type="float" office:value="0.158311" calcext:value-type="float">
            <text:p>0.15831</text:p>
          </table:table-cell>
          <table:table-cell table:formula="of:=[.D17]-[.B17]" office:value-type="float" office:value="0.00041100000004235" calcext:value-type="float">
            <text:p>0.0004</text:p>
          </table:table-cell>
          <table:table-cell table:formula="of:=[.E17]/[.C17]" office:value-type="float" office:value="1.00010107710288" calcext:value-type="float">
            <text:p>1.0001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style-name="ce69" table:number-columns-repeated="2"/>
          <table:table-cell table:number-columns-repeated="2"/>
          <table:table-cell table:style-name="ce62" table:number-columns-repeated="3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style-name="ce69" table:number-columns-repeated="2"/>
          <table:table-cell table:number-columns-repeated="4"/>
          <table:table-cell table:style-name="ce62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2"/>
          <table:table-cell table:style-name="ce69" table:number-columns-repeated="2"/>
          <table:table-cell table:number-columns-repeated="23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27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table:formula="of:=[.D23]-[.B23]" office:value-type="float" office:value="0" calcext:value-type="float">
            <text:p>0.0000</text:p>
          </table:table-cell>
          <table:table-cell table:formula="of:=[.E23]/[.C2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(one more imi?)</text:p>
          </table:table-cell>
          <table:table-cell office:value-type="float" office:value="401.943811" calcext:value-type="float">
            <text:p>401.94381</text:p>
          </table:table-cell>
          <table:table-cell office:value-type="float" office:value="0.027801" calcext:value-type="float">
            <text:p>0.02780</text:p>
          </table:table-cell>
          <table:table-cell office:value-type="float" office:value="401.949212" calcext:value-type="float">
            <text:p>401.94921</text:p>
          </table:table-cell>
          <table:table-cell office:value-type="float" office:value="0.027817" calcext:value-type="float">
            <text:p>0.02782</text:p>
          </table:table-cell>
          <table:table-cell table:formula="of:=[.D24]-[.B24]" office:value-type="float" office:value="0.00540100000000621" calcext:value-type="float">
            <text:p>0.0054</text:p>
          </table:table-cell>
          <table:table-cell table:formula="of:=[.E24]/[.C24]" office:value-type="float" office:value="1.00057551886623" calcext:value-type="float">
            <text:p>1.0006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office:value-type="float" office:value="398.602285" calcext:value-type="float">
            <text:p>398.60229</text:p>
          </table:table-cell>
          <table:table-cell office:value-type="float" office:value="0.109506" calcext:value-type="float">
            <text:p>0.10951</text:p>
          </table:table-cell>
          <table:table-cell office:value-type="float" office:value="398.602637" calcext:value-type="float">
            <text:p>398.60264</text:p>
          </table:table-cell>
          <table:table-cell office:value-type="float" office:value="0.109542" calcext:value-type="float">
            <text:p>0.10954</text:p>
          </table:table-cell>
          <table:table-cell table:formula="of:=[.D25]-[.B25]" office:value-type="float" office:value="0.00035200000002078" calcext:value-type="float">
            <text:p>0.0004</text:p>
          </table:table-cell>
          <table:table-cell table:formula="of:=[.E25]/[.C25]" office:value-type="float" office:value="1.00032874910964" calcext:value-type="float">
            <text:p>1.0003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office:value-type="float" office:value="399.128697" calcext:value-type="float">
            <text:p>399.12870</text:p>
          </table:table-cell>
          <table:table-cell office:value-type="float" office:value="0.033117" calcext:value-type="float">
            <text:p>0.03312</text:p>
          </table:table-cell>
          <table:table-cell office:value-type="float" office:value="399.127301" calcext:value-type="float">
            <text:p>399.12730</text:p>
          </table:table-cell>
          <table:table-cell office:value-type="float" office:value="0.033121" calcext:value-type="float">
            <text:p>0.03312</text:p>
          </table:table-cell>
          <table:table-cell table:formula="of:=[.D26]-[.B26]" office:value-type="float" office:value="-0.00139599999999973" calcext:value-type="float">
            <text:p>-0.0014</text:p>
          </table:table-cell>
          <table:table-cell table:formula="of:=[.E26]/[.C26]" office:value-type="float" office:value="1.00012078388743" calcext:value-type="float">
            <text:p>1.0001</text:p>
          </table:table-cell>
          <table:table-cell table:style-name="ce62" table:number-columns-repeated="6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table:formula="of:=[.D27]-[.B27]" office:value-type="float" office:value="0" calcext:value-type="float">
            <text:p>0.0000</text:p>
          </table:table-cell>
          <table:table-cell table:formula="of:=[.E27]/[.C27]" office:value-type="float" office:value="1" calcext:value-type="float">
            <text:p>1.0000</text:p>
          </table:table-cell>
          <table:table-cell table:number-columns-repeated="2"/>
          <table:table-cell table:style-name="ce62"/>
          <table:table-cell table:number-columns-repeated="18"/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0.402585" calcext:value-type="float">
            <text:p>400.40259</text:p>
          </table:table-cell>
          <table:table-cell office:value-type="float" office:value="0.042196" calcext:value-type="float">
            <text:p>0.04220</text:p>
          </table:table-cell>
          <table:table-cell office:value-type="float" office:value="400.401771" calcext:value-type="float">
            <text:p>400.40177</text:p>
          </table:table-cell>
          <table:table-cell office:value-type="float" office:value="0.042196" calcext:value-type="float">
            <text:p>0.04220</text:p>
          </table:table-cell>
          <table:table-cell table:formula="of:=[.D28]-[.B28]" office:value-type="float" office:value="-0.000813999999991211" calcext:value-type="float">
            <text:p>-0.0008</text:p>
          </table:table-cell>
          <table:table-cell table:formula="of:=[.E28]/[.C28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office:value-type="float" office:value="404.454914" calcext:value-type="float">
            <text:p>404.4549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404.462088" calcext:value-type="float">
            <text:p>404.46209</text:p>
          </table:table-cell>
          <table:table-cell office:value-type="float" office:value="0.053606" calcext:value-type="float">
            <text:p>0.05361</text:p>
          </table:table-cell>
          <table:table-cell table:formula="of:=[.D29]-[.B29]" office:value-type="float" office:value="0.00717400000002044" calcext:value-type="float">
            <text:p>0.0072</text:p>
          </table:table-cell>
          <table:table-cell table:formula="of:=[.E29]/[.C29]" office:value-type="float" office:value="1.00029856316477" calcext:value-type="float">
            <text:p>1.0003</text:p>
          </table:table-cell>
          <table:table-cell table:style-name="ce76" table:number-columns-repeated="2"/>
          <table:table-cell table:number-columns-repeated="19"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office:value-type="float" office:value="403.499732" calcext:value-type="float">
            <text:p>403.49973</text:p>
          </table:table-cell>
          <table:table-cell office:value-type="float" office:value="0.056039" calcext:value-type="float">
            <text:p>0.05604</text:p>
          </table:table-cell>
          <table:table-cell table:style-name="ce70" office:value-type="float" office:value="403.499107" calcext:value-type="float">
            <text:p>403.49911</text:p>
          </table:table-cell>
          <table:table-cell table:style-name="ce70" office:value-type="float" office:value="0.056039" calcext:value-type="float">
            <text:p>0.05604</text:p>
          </table:table-cell>
          <table:table-cell table:formula="of:=[.D30]-[.B30]" office:value-type="float" office:value="-0.000625000000013642" calcext:value-type="float">
            <text:p>-0.0006</text:p>
          </table:table-cell>
          <table:table-cell table:formula="of:=[.E30]/[.C30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188383" calcext:value-type="float">
            <text:p>399.18838</text:p>
          </table:table-cell>
          <table:table-cell office:value-type="float" office:value="0.042473" calcext:value-type="float">
            <text:p>0.04247</text:p>
          </table:table-cell>
          <table:table-cell table:style-name="ce70" office:value-type="float" office:value="399.187684" calcext:value-type="float">
            <text:p>399.18768</text:p>
          </table:table-cell>
          <table:table-cell table:style-name="ce70" office:value-type="float" office:value="0.042497" calcext:value-type="float">
            <text:p>0.04250</text:p>
          </table:table-cell>
          <table:table-cell table:formula="of:=[.D31]-[.B31]" office:value-type="float" office:value="-0.000698999999997341" calcext:value-type="float">
            <text:p>-0.0007</text:p>
          </table:table-cell>
          <table:table-cell table:formula="of:=[.E31]/[.C31]" office:value-type="float" office:value="1.00056506486474" calcext:value-type="float">
            <text:p>1.0006</text:p>
          </table:table-cell>
          <table:table-cell table:number-columns-repeated="2"/>
          <table:table-cell table:style-name="ce76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table:formula="of:=[.D32]-[.B32]" office:value-type="float" office:value="0" calcext:value-type="float">
            <text:p>0.0000</text:p>
          </table:table-cell>
          <table:table-cell table:formula="of:=[.E32]/[.C3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/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table:formula="of:=[.D33]-[.B33]" office:value-type="float" office:value="0" calcext:value-type="float">
            <text:p>0.0000</text:p>
          </table:table-cell>
          <table:table-cell table:formula="of:=[.E33]/[.C3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6"/>
          <table:table-cell table:style-name="ce24"/>
          <table:table-cell table:number-columns-repeated="4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/>
        </table:table-row>
        <table:table-row table:style-name="ro1">
          <table:table-cell table:style-name="Default"/>
          <table:table-cell table:number-columns-repeated="6"/>
          <table:table-cell table:style-name="ce75" table:number-columns-repeated="2"/>
          <table:table-cell/>
          <table:table-cell table:style-name="ce75" table:number-columns-repeated="5"/>
          <table:table-cell table:number-columns-repeated="3"/>
          <table:table-cell table:style-name="ce75" table:number-columns-repeated="3"/>
          <table:table-cell table:number-columns-repeated="3"/>
          <table:table-cell table:style-name="ce75"/>
          <table:table-cell table:style-name="ce31" table:number-columns-repeated="2"/>
          <table:table-cell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534.310937" calcext:value-type="float">
            <text:p>534.31094</text:p>
          </table:table-cell>
          <table:table-cell office:value-type="float" office:value="0.024069" calcext:value-type="float">
            <text:p>0.02407</text:p>
          </table:table-cell>
          <table:table-cell office:value-type="float" office:value="534.311603" calcext:value-type="float">
            <text:p>534.31160</text:p>
          </table:table-cell>
          <table:table-cell office:value-type="float" office:value="0.024058" calcext:value-type="float">
            <text:p>0.02406</text:p>
          </table:table-cell>
          <table:table-cell table:formula="of:=[.D39]-[.B39]" office:value-type="float" office:value="0.000666000000023814" calcext:value-type="float">
            <text:p>0.0007</text:p>
          </table:table-cell>
          <table:table-cell table:formula="of:=[.E39]/[.C39]" office:value-type="float" office:value="0.999542980597449" calcext:value-type="float">
            <text:p>0.999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table:formula="of:=[.D40]-[.B40]" office:value-type="float" office:value="0" calcext:value-type="float">
            <text:p>0.0000</text:p>
          </table:table-cell>
          <table:table-cell table:formula="of:=[.E40]/[.C40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table:formula="of:=[.D41]-[.B41]" office:value-type="float" office:value="0" calcext:value-type="float">
            <text:p>0.0000</text:p>
          </table:table-cell>
          <table:table-cell table:formula="of:=[.E41]/[.C41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table:formula="of:=[.D42]-[.B42]" office:value-type="float" office:value="0" calcext:value-type="float">
            <text:p>0.0000</text:p>
          </table:table-cell>
          <table:table-cell table:formula="of:=[.E42]/[.C42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table:formula="of:=[.D43]-[.B43]" office:value-type="float" office:value="0" calcext:value-type="float">
            <text:p>0.0000</text:p>
          </table:table-cell>
          <table:table-cell table:formula="of:=[.E43]/[.C43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3.864305" calcext:value-type="float">
            <text:p>533.86431</text:p>
          </table:table-cell>
          <table:table-cell office:value-type="float" office:value="0.021464" calcext:value-type="float">
            <text:p>0.02146</text:p>
          </table:table-cell>
          <table:table-cell office:value-type="float" office:value="533.860721" calcext:value-type="float">
            <text:p>533.86072</text:p>
          </table:table-cell>
          <table:table-cell office:value-type="float" office:value="0.021488" calcext:value-type="float">
            <text:p>0.02149</text:p>
          </table:table-cell>
          <table:table-cell table:formula="of:=[.D44]-[.B44]" office:value-type="float" office:value="-0.00358399999993253" calcext:value-type="float">
            <text:p>-0.0036</text:p>
          </table:table-cell>
          <table:table-cell table:formula="of:=[.E44]/[.C44]" office:value-type="float" office:value="1.00111815132315" calcext:value-type="float">
            <text:p>1.001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methane</text:p>
          </table:table-cell>
          <table:table-cell office:value-type="float" office:value="530.254236" calcext:value-type="float">
            <text:p>530.25424</text:p>
          </table:table-cell>
          <table:table-cell office:value-type="float" office:value="0.029259" calcext:value-type="float">
            <text:p>0.02926</text:p>
          </table:table-cell>
          <table:table-cell office:value-type="float" office:value="530.253334" calcext:value-type="float">
            <text:p>530.25333</text:p>
          </table:table-cell>
          <table:table-cell office:value-type="float" office:value="0.02922" calcext:value-type="float">
            <text:p>0.02922</text:p>
          </table:table-cell>
          <table:table-cell table:formula="of:=[.D45]-[.B45]" office:value-type="float" office:value="-0.000901999999996406" calcext:value-type="float">
            <text:p>-0.0009</text:p>
          </table:table-cell>
          <table:table-cell table:formula="of:=[.E45]/[.C45]" office:value-type="float" office:value="0.998667076796883" calcext:value-type="float">
            <text:p>0.998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float" office:value="530.266842" calcext:value-type="float">
            <text:p>530.26684</text:p>
          </table:table-cell>
          <table:table-cell office:value-type="float" office:value="0.030078" calcext:value-type="float">
            <text:p>0.03008</text:p>
          </table:table-cell>
          <table:table-cell office:value-type="float" office:value="530.26561" calcext:value-type="float">
            <text:p>530.26561</text:p>
          </table:table-cell>
          <table:table-cell office:value-type="float" office:value="0.030119" calcext:value-type="float">
            <text:p>0.03012</text:p>
          </table:table-cell>
          <table:table-cell table:formula="of:=[.D46]-[.B45]" office:value-type="float" office:value="0.0113740000000462" calcext:value-type="float">
            <text:p>0.0114</text:p>
          </table:table-cell>
          <table:table-cell table:formula="of:=[.E46]/[.C46]" office:value-type="float" office:value="1.00136312254804" calcext:value-type="float">
            <text:p>1.001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528.750531" calcext:value-type="float">
            <text:p>528.75053</text:p>
          </table:table-cell>
          <table:table-cell office:value-type="float" office:value="0.066388" calcext:value-type="float">
            <text:p>0.06639</text:p>
          </table:table-cell>
          <table:table-cell office:value-type="float" office:value="528.75116" calcext:value-type="float">
            <text:p>528.75116</text:p>
          </table:table-cell>
          <table:table-cell office:value-type="float" office:value="0.066407" calcext:value-type="float">
            <text:p>0.06641</text:p>
          </table:table-cell>
          <table:table-cell table:formula="of:=[.D47]-[.B47]" office:value-type="float" office:value="0.000629000000003543" calcext:value-type="float">
            <text:p>0.0006</text:p>
          </table:table-cell>
          <table:table-cell table:formula="of:=[.E47]/[.C47]" office:value-type="float" office:value="1.00028619630054" calcext:value-type="float">
            <text:p>1.000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33.768526" calcext:value-type="float">
            <text:p>533.76853</text:p>
          </table:table-cell>
          <table:table-cell office:value-type="float" office:value="0.041809" calcext:value-type="float">
            <text:p>0.04181</text:p>
          </table:table-cell>
          <table:table-cell office:value-type="float" office:value="533.767375" calcext:value-type="float">
            <text:p>533.76738</text:p>
          </table:table-cell>
          <table:table-cell office:value-type="float" office:value="0.041798" calcext:value-type="float">
            <text:p>0.04180</text:p>
          </table:table-cell>
          <table:table-cell table:formula="of:=[.D48]-[.B48]" office:value-type="float" office:value="-0.00115099999993618" calcext:value-type="float">
            <text:p>-0.0012</text:p>
          </table:table-cell>
          <table:table-cell table:formula="of:=[.E48]/[.C48]" office:value-type="float" office:value="0.999736898753857" calcext:value-type="float">
            <text:p>0.999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office:value-type="float" office:value="531.590301" calcext:value-type="float">
            <text:p>531.59030</text:p>
          </table:table-cell>
          <table:table-cell office:value-type="float" office:value="0.019814" calcext:value-type="float">
            <text:p>0.01981</text:p>
          </table:table-cell>
          <table:table-cell office:value-type="float" office:value="531.592923" calcext:value-type="float">
            <text:p>531.59292</text:p>
          </table:table-cell>
          <table:table-cell office:value-type="float" office:value="0.019894" calcext:value-type="float">
            <text:p>0.01989</text:p>
          </table:table-cell>
          <table:table-cell table:formula="of:=[.D49]-[.B49]" office:value-type="float" office:value="0.00262200000008761" calcext:value-type="float">
            <text:p>0.0026</text:p>
          </table:table-cell>
          <table:table-cell table:formula="of:=[.E49]/[.C49]" office:value-type="float" office:value="1.00403754920763" calcext:value-type="float">
            <text:p>1.0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style-name="ce75" table:number-columns-repeated="10"/>
          <table:table-cell table:number-columns-repeated="2"/>
          <table:table-cell table:style-name="ce75" table:number-columns-repeated="9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75" table:number-columns-repeated="21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 table:number-rows-repeated="6">
          <table:table-cell table:style-name="Default" table:number-columns-repeated="7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09:22:14.19574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12.950374269</meta:creation-date>
    <meta:generator>LibreOffice/5.3.6.1$Linux_X86_64 LibreOffice_project/30$Build-1</meta:generator>
    <dc:date>2019-07-09T17:02:57.097717451</dc:date>
    <meta:editing-duration>P8DT14H42M52S</meta:editing-duration>
    <meta:editing-cycles>178</meta:editing-cycles>
    <meta:document-statistic meta:table-count="2" meta:cell-count="1282" meta:object-count="0"/>
  </office:meta>
</office:document-meta>
</file>